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ED1C2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37B70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fo:background-color="#FFC000"/>
    </style:style>
    <style:style style:name="ce8" style:family="table-cell" style:parent-style-name="Default" style:data-style-name="N0">
      <style:table-cell-properties fo:border="thin solid #000000" fo:background-color="#FFC000"/>
    </style:style>
    <style:style style:name="ce9" style:family="table-cell" style:parent-style-name="Default" style:data-style-name="N0">
      <style:table-cell-properties fo:background-color="#FFC000"/>
    </style:style>
    <style:style style:name="ce10" style:family="table-cell" style:parent-style-name="Default" style:data-style-name="N0">
      <style:table-cell-properties fo:border="thin solid #000000" fo:background-color="#92D050"/>
    </style:style>
    <style:style style:name="ce11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9" table:default-cell-style-name="ce1"/>
        <table:table-column table:style-name="co2" table:number-columns-repeated="16355" table:default-cell-style-name="ce1"/>
        <table:table-row table:style-name="ro1">
          <table:table-cell table:style-name="ce2"/>
          <table:table-cell office:value-type="string" table:style-name="ce3">
            <text:p>A</text:p>
          </table:table-cell>
          <table:table-cell office:value-type="string" table:style-name="ce3">
            <text:p>B</text:p>
          </table:table-cell>
          <table:table-cell office:value-type="string" table:style-name="ce3">
            <text:p>C</text:p>
          </table:table-cell>
          <table:table-cell office:value-type="string" table:style-name="ce3">
            <text:p>D</text:p>
          </table:table-cell>
          <table:table-cell office:value-type="string" table:style-name="ce3">
            <text:p>E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</text:p>
          </table:table-cell>
          <table:table-cell office:value-type="string" table:style-name="ce3">
            <text:p>H</text:p>
          </table:table-cell>
          <table:table-cell office:value-type="string" table:style-name="ce3">
            <text:p>I</text:p>
          </table:table-cell>
          <table:table-cell office:value-type="string" table:style-name="ce3">
            <text:p>J</text:p>
          </table:table-cell>
          <table:table-cell office:value-type="string" table:style-name="ce3">
            <text:p>K</text:p>
          </table:table-cell>
          <table:table-cell office:value-type="string" table:style-name="ce3">
            <text:p>L</text:p>
          </table:table-cell>
          <table:table-cell office:value-type="string" table:style-name="ce3">
            <text:p>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Ñ</text:p>
          </table:table-cell>
          <table:table-cell office:value-type="string" table:style-name="ce3">
            <text:p>O</text:p>
          </table:table-cell>
          <table:table-cell office:value-type="string" table:style-name="ce3">
            <text:p>P</text:p>
          </table:table-cell>
          <table:table-cell office:value-type="string" table:style-name="ce3">
            <text:p>Q</text:p>
          </table:table-cell>
          <table:table-cell office:value-type="string" table:style-name="ce3">
            <text:p>R</text:p>
          </table:table-cell>
          <table:table-cell office:value-type="string" table:style-name="ce3">
            <text:p>S</text:p>
          </table:table-cell>
          <table:table-cell office:value-type="string" table:style-name="ce3">
            <text:p>T</text:p>
          </table:table-cell>
          <table:table-cell office:value-type="string" table:style-name="ce3">
            <text:p>U</text:p>
          </table:table-cell>
          <table:table-cell office:value-type="string" table:style-name="ce3">
            <text:p>V</text:p>
          </table:table-cell>
          <table:table-cell office:value-type="string" table:style-name="ce3">
            <text:p>W</text:p>
          </table:table-cell>
          <table:table-cell office:value-type="string" table:style-name="ce3">
            <text:p>X</text:p>
          </table:table-cell>
          <table:table-cell office:value-type="string" table:style-name="ce3">
            <text:p>Y</text:p>
          </table:table-cell>
          <table:table-cell office:value-type="string" table:style-name="ce3">
            <text:p>Z</text:p>
          </table:table-cell>
          <table:table-cell office:value-type="string" table:style-name="ce4">
            <text:p>TOTAL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3">
            <text:p>A</text:p>
          </table:table-cell>
          <table:table-cell office:value-type="float" office:value="1.4401612980653834E-2" table:formula="of:=135*100/[.B31]" table:style-name="ce2">
            <text:p>0,014401613</text:p>
          </table:table-cell>
          <table:table-cell office:value-type="float" office:value="49.746951434411784" table:formula="of:=70576*100/[.C31]" table:style-name="ce10">
            <text:p>49,74695143</text:p>
          </table:table-cell>
          <table:table-cell office:value-type="float" office:value="27.750565960074088" table:formula="of:=74162*100/[.D31]" table:style-name="ce10">
            <text:p>27,75056596</text:p>
          </table:table-cell>
          <table:table-cell office:value-type="float" office:value="12.383961348580108" table:formula="of:=23479*100/[.E31]" table:style-name="ce10">
            <text:p>12,38396135</text:p>
          </table:table-cell>
          <table:table-cell office:value-type="float" office:value="10.589522191449252" table:formula="of:=72800*100/[.F31]" table:style-name="ce10">
            <text:p>10,58952219</text:p>
          </table:table-cell>
          <table:table-cell office:value-type="float" office:value="16.125047000053716" table:formula="of:=9006*100/[.G31]" table:style-name="ce10">
            <text:p>16,125047</text:p>
          </table:table-cell>
          <table:table-cell office:value-type="float" office:value="37.342128078356026" table:formula="of:=31873*100/[.H31]" table:style-name="ce10">
            <text:p>37,34212808</text:p>
          </table:table-cell>
          <table:table-cell office:value-type="float" office:value="38.105606063124306" table:formula="of:=22927*100/[.I31]" table:style-name="ce10">
            <text:p>38,10560606</text:p>
          </table:table-cell>
          <table:table-cell office:value-type="float" office:value="17.223680036909947" table:formula="of:=83622*100/[.J31]" table:style-name="ce10">
            <text:p>17,22368004</text:p>
          </table:table-cell>
          <table:table-cell office:value-type="float" office:value="46.265060240963855" table:formula="of:=17664*100/[.K31]" table:style-name="ce10">
            <text:p>46,26506024</text:p>
          </table:table-cell>
          <table:table-cell office:value-type="float" office:value="20.779220779220779" table:formula="of:=48*100/[.L31]" table:style-name="ce10">
            <text:p>20,77922078</text:p>
          </table:table-cell>
          <table:table-cell office:value-type="float" office:value="34.520795133734978" table:formula="of:=71166*100/[.M31]" table:style-name="ce10">
            <text:p>34,52079513</text:p>
          </table:table-cell>
          <table:table-cell office:value-type="float" office:value="18.809377910090564" table:formula="of:=38983*100/[.N31]" table:style-name="ce10">
            <text:p>18,80937791</text:p>
          </table:table-cell>
          <table:table-cell office:value-type="float" office:value="17.254715653153152" table:formula="of:=49031*100/[.O31]" table:style-name="ce10">
            <text:p>17,25471565</text:p>
          </table:table-cell>
          <table:table-cell office:value-type="float" office:value="53.999182449925058" table:formula="of:=7926*100/[.P31]" table:style-name="ce10">
            <text:p>53,99918245</text:p>
          </table:table-cell>
          <table:table-cell office:value-type="float" office:value="0.46761645419866471" table:formula="of:=1585*100/[.Q31]" table:style-name="ce2">
            <text:p>0,467616454</text:p>
          </table:table-cell>
          <table:table-cell office:value-type="float" office:value="24.939983995732195" table:formula="of:=32725*100/[.R31]" table:style-name="ce10">
            <text:p>24,939984</text:p>
          </table:table-cell>
          <table:table-cell office:value-type="float" office:value="0" table:formula="of:=0" table:style-name="ce9">
            <text:p>0</text:p>
          </table:table-cell>
          <table:table-cell office:value-type="float" office:value="28.402516793091046" table:formula="of:=160295*100/[.T31]" table:style-name="ce10">
            <text:p>28,40251679</text:p>
          </table:table-cell>
          <table:table-cell office:value-type="float" office:value="11.451991195266597" table:formula="of:=33349*100/[.U31]" table:style-name="ce10">
            <text:p>11,4519912</text:p>
          </table:table-cell>
          <table:table-cell office:value-type="float" office:value="44.735389671479282" table:formula="of:=71327*100/[.V31]" table:style-name="ce10">
            <text:p>44,73538967</text:p>
          </table:table-cell>
          <table:table-cell office:value-type="float" office:value="7.3482602779667605" table:formula="of:=12097*100/[.W31]" table:style-name="ce2">
            <text:p>7,348260278</text:p>
          </table:table-cell>
          <table:table-cell office:value-type="float" office:value="30.0590605744014" table:formula="of:=14098*100/[.X31]" table:style-name="ce10">
            <text:p>30,05906057</text:p>
          </table:table-cell>
          <table:table-cell office:value-type="float" office:value="32.608695652173914" table:formula="of:=15*100/[.Y31]" table:style-name="ce10">
            <text:p>32,60869565</text:p>
          </table:table-cell>
          <table:table-cell office:value-type="float" office:value="7.0703653585926931" table:formula="of:=627*100/[.Z31]" table:style-name="ce2">
            <text:p>7,070365359</text:p>
          </table:table-cell>
          <table:table-cell office:value-type="float" office:value="41.906408198543033" table:formula="of:=3394*100/[.AA31]" table:style-name="ce10">
            <text:p>41,9064082</text:p>
          </table:table-cell>
          <table:table-cell office:value-type="float" office:value="76.155271283634761" table:formula="of:=43161*100/[.AB31]" table:style-name="ce10">
            <text:p>76,15527128</text:p>
          </table:table-cell>
          <table:table-cell office:value-type="float" office:value="99009" table:style-name="ce5">
            <text:p>99009</text:p>
          </table:table-cell>
          <table:table-cell office:value-type="float" office:value="15.672800664846255" table:formula="of:=[.AC2]*100/[.AC29]" table:style-name="ce1">
            <text:p>15,6728006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B</text:p>
          </table:table-cell>
          <table:table-cell office:value-type="float" office:value="7.3882408163047595" table:formula="of:=SUM(3+3596+12+65646)*100/[.B31]" table:style-name="ce2">
            <text:p>7,388240816</text:p>
          </table:table-cell>
          <table:table-cell office:value-type="float" office:value="2.1146119687037428E-3" table:formula="of:=3*100/[.C31]" table:style-name="ce2">
            <text:p>0,002114612</text:p>
          </table:table-cell>
          <table:table-cell office:value-type="float" office:value="7.4837695747347944E-4" table:formula="of:=2*100/[.D31]" table:style-name="ce2">
            <text:p>0,000748377</text:p>
          </table:table-cell>
          <table:table-cell office:value-type="float" office:value="0" table:style-name="ce8">
            <text:p>0</text:p>
          </table:table-cell>
          <table:table-cell office:value-type="float" office:value="1.0097865803989108" table:formula="of:=6942*100/[.F31]" table:style-name="ce2">
            <text:p>1,00978658</text:p>
          </table:table-cell>
          <table:table-cell office:value-type="float" office:value="0" table:style-name="ce8">
            <text:p>0</text:p>
          </table:table-cell>
          <table:table-cell office:value-type="float" office:value="1.1715912552428709E-3" table:formula="of:=1*100/[.H31]" table:style-name="ce2">
            <text:p>0,001171591</text:p>
          </table:table-cell>
          <table:table-cell office:value-type="float" office:value="3.32408130702877E-3" table:formula="of:=2*100/[.I31]" table:style-name="ce2">
            <text:p>0,003324081</text:p>
          </table:table-cell>
          <table:table-cell office:value-type="float" office:value="1.2104896746899112" table:formula="of:=5877*100/[.J31]" table:style-name="ce2">
            <text:p>1,21048967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79309642306237083" table:formula="of:=1635*100/[.M31]" table:style-name="ce2">
            <text:p>0,793096423</text:p>
          </table:table-cell>
          <table:table-cell office:value-type="float" office:value="9.1067439313303069" table:formula="of:=18874*100/[.N31]" table:style-name="ce2">
            <text:p>9,106743931</text:p>
          </table:table-cell>
          <table:table-cell office:value-type="float" office:value="3.519144144144144E-4" table:formula="of:=1*100/[.O31]" table:style-name="ce2">
            <text:p>0,000351914</text:p>
          </table:table-cell>
          <table:table-cell office:value-type="float" office:value="0" table:style-name="ce7">
            <text:p>0</text:p>
          </table:table-cell>
          <table:table-cell office:value-type="float" office:value="3.0434898053712462" table:formula="of:=10316*100/[.Q31]" table:style-name="ce2">
            <text:p>3,0434898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93059682583557923" table:formula="of:=5252*100/[.T31]" table:style-name="ce2">
            <text:p>0,930596826</text:p>
          </table:table-cell>
          <table:table-cell office:value-type="float" office:value="1.0604140697167308" table:formula="of:=3088*100/[.U31]" table:style-name="ce2">
            <text:p>1,06041407</text:p>
          </table:table-cell>
          <table:table-cell office:value-type="float" office:value="3.7004051630059834E-2" table:formula="of:=59*100/[.V31]" table:style-name="ce2">
            <text:p>0,037004052</text:p>
          </table:table-cell>
          <table:table-cell office:value-type="float" office:value="3.032972106132763" table:formula="of:=4993*100/[.W31]" table:style-name="ce2">
            <text:p>3,0329721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2347203358439314E-2" table:formula="of:=1*100/[.AA31]" table:style-name="ce2">
            <text:p>0,012347203</text:p>
          </table:table-cell>
          <table:table-cell office:value-type="float" office:value="5.2933392148213501E-3" table:formula="of:=3*100/[.AB31]" table:style-name="ce2">
            <text:p>0,005293339</text:p>
          </table:table-cell>
          <table:table-cell office:value-type="float" office:value="17019" table:style-name="ce5">
            <text:p>17019</text:p>
          </table:table-cell>
          <table:table-cell office:value-type="float" office:value="2.69405200047489" table:formula="of:=[.AC3]*100/[.AC29]" table:style-name="ce1">
            <text:p>2,69405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3.9409213831949179" table:formula="of:=SUM(0+6776+18+30148)*100/[.B31]" table:style-name="ce2">
            <text:p>3,940921383</text:p>
          </table:table-cell>
          <table:table-cell office:value-type="float" office:value="8.9518573341791779E-2" table:formula="of:=127*100/[.C31]" table:style-name="ce2">
            <text:p>0,089518573</text:p>
          </table:table-cell>
          <table:table-cell office:value-type="float" office:value="0.635372036894984" table:formula="of:=1698*100/[.D31]" table:style-name="ce2">
            <text:p>0,635372037</text:p>
          </table:table-cell>
          <table:table-cell office:value-type="float" office:value="5.2744841554495968E-4" table:formula="of:=1*100/[.E31]" table:style-name="ce2">
            <text:p>0,000527448</text:p>
          </table:table-cell>
          <table:table-cell office:value-type="float" office:value="4.6986640910466173" table:formula="of:=32302*100/[.F31]" table:style-name="ce2">
            <text:p>4,698664091</text:p>
          </table:table-cell>
          <table:table-cell office:value-type="float" office:value="0" table:style-name="ce7">
            <text:p>0</text:p>
          </table:table-cell>
          <table:table-cell office:value-type="float" office:value="1.1715912552428709E-3" table:formula="of:=1*100/[.H31]" table:style-name="ce2">
            <text:p>0,001171591</text:p>
          </table:table-cell>
          <table:table-cell office:value-type="float" office:value="1.662040653514385E-3" table:formula="of:=1*100/[.I31]" table:style-name="ce2">
            <text:p>0,001662041</text:p>
          </table:table-cell>
          <table:table-cell office:value-type="float" office:value="6.2532697845134768" table:formula="of:=30360*100/[.J31]" table:style-name="ce2">
            <text:p>6,253269785</text:p>
          </table:table-cell>
          <table:table-cell office:value-type="float" office:value="5.2383446830801469E-3" table:formula="of:=2*100/[.K31]" table:style-name="ce2">
            <text:p>0,005238345</text:p>
          </table:table-cell>
          <table:table-cell office:value-type="float" office:value="0.86580086580086579" table:formula="of:=2*100/[.L31]" table:style-name="ce2">
            <text:p>0,865800866</text:p>
          </table:table-cell>
          <table:table-cell office:value-type="float" office:value="1.6972748527799606" table:formula="of:=3499*100/[.M31]" table:style-name="ce2">
            <text:p>1,697274853</text:p>
          </table:table-cell>
          <table:table-cell office:value-type="float" office:value="9.6500412539263605E-4" table:formula="of:=2*100/[.N31]" table:style-name="ce2">
            <text:p>0,000965004</text:p>
          </table:table-cell>
          <table:table-cell office:value-type="float" office:value="12.797719594594595" table:formula="of:=36366*100/[.O31]" table:style-name="ce10">
            <text:p>12,79771959</text:p>
          </table:table-cell>
          <table:table-cell office:value-type="float" office:value="0" table:style-name="ce7">
            <text:p>0</text:p>
          </table:table-cell>
          <table:table-cell office:value-type="float" office:value="4.2622428478284604" table:formula="of:=14447*100/[.Q31]" table:style-name="ce2">
            <text:p>4,262242848</text:p>
          </table:table-cell>
          <table:table-cell office:value-type="float" office:value="0.16613954197309758" table:formula="of:=218*100/[.R31]" table:style-name="ce2">
            <text:p>0,166139542</text:p>
          </table:table-cell>
          <table:table-cell office:value-type="float" office:value="0" table:style-name="ce7">
            <text:p>0</text:p>
          </table:table-cell>
          <table:table-cell office:value-type="float" office:value="1.7150126955945491" table:formula="of:=9679*100/[.T31]" table:style-name="ce2">
            <text:p>1,715012696</text:p>
          </table:table-cell>
          <table:table-cell office:value-type="float" office:value="9.5835608347326815" table:formula="of:=27908*100/[.U31]" table:style-name="ce2">
            <text:p>9,583560835</text:p>
          </table:table-cell>
          <table:table-cell office:value-type="float" office:value="1.8815619472911779E-3" table:formula="of:=3*100/[.V31]" table:style-name="ce2">
            <text:p>0,001881562</text:p>
          </table:table-cell>
          <table:table-cell office:value-type="float" office:value="5.9219797842355915" table:formula="of:=9749*100/[.W31]" table:style-name="ce2">
            <text:p>5,92197978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.633288227334235" table:formula="of:=1209*100/[.Z31]" table:style-name="ce10">
            <text:p>13,63328823</text:p>
          </table:table-cell>
          <table:table-cell office:value-type="float" office:value="1.2347203358439314E-2" table:formula="of:=1*100/[.AA31]" table:style-name="ce2">
            <text:p>0,012347203</text:p>
          </table:table-cell>
          <table:table-cell office:value-type="float" office:value="4.2576091751213054" table:formula="of:=2413*100/[.AB31]" table:style-name="ce2">
            <text:p>4,257609175</text:p>
          </table:table-cell>
          <table:table-cell office:value-type="float" office:value="64872" table:style-name="ce5">
            <text:p>64872</text:p>
          </table:table-cell>
          <table:table-cell office:value-type="float" office:value="10.269025287902172" table:formula="of:=[.AC4]*100/[.AC29]" table:style-name="ce1">
            <text:p>10,2690252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D</text:p>
          </table:table-cell>
          <table:table-cell office:value-type="float" office:value="3.4297174616890427" table:formula="of:=SUM(3+10820+21+21306)*100/[.B31]" table:style-name="ce2">
            <text:p>3,429717462</text:p>
          </table:table-cell>
          <table:table-cell office:value-type="float" office:value="0.21780503277648552" table:formula="of:=309*100/[.C31]" table:style-name="ce2">
            <text:p>0,217805033</text:p>
          </table:table-cell>
          <table:table-cell office:value-type="float" office:value="4.1160732661041366E-3" table:formula="of:=11*100/[.D31]" table:style-name="ce2">
            <text:p>0,004116073</text:p>
          </table:table-cell>
          <table:table-cell office:value-type="float" office:value="1.0548968310899194E-3" table:formula="of:=2*100/[.E31]" table:style-name="ce2">
            <text:p>0,001054897</text:p>
          </table:table-cell>
          <table:table-cell office:value-type="float" office:value="1.4663869946703283" table:formula="of:=10081*100/[.F31]" table:style-name="ce2">
            <text:p>1,466386995</text:p>
          </table:table-cell>
          <table:table-cell office:value-type="float" office:value="0" table:style-name="ce7">
            <text:p>0</text:p>
          </table:table-cell>
          <table:table-cell office:value-type="float" office:value="1.5230686318157322E-2" table:formula="of:=13*100/[.H31]" table:style-name="ce2">
            <text:p>0,015230686</text:p>
          </table:table-cell>
          <table:table-cell office:value-type="float" office:value="0" table:style-name="ce7">
            <text:p>0</text:p>
          </table:table-cell>
          <table:table-cell office:value-type="float" office:value="2.1390054911782759" table:formula="of:=10385*100/[.J31]" table:style-name="ce2">
            <text:p>2,13900549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7297748285262473" table:formula="of:=3566*100/[.M31]" table:style-name="ce2">
            <text:p>1,729774829</text:p>
          </table:table-cell>
          <table:table-cell office:value-type="float" office:value="0" table:style-name="ce7">
            <text:p>0</text:p>
          </table:table-cell>
          <table:table-cell office:value-type="float" office:value="11.485078828828829" table:formula="of:=32636*100/[.O31]" table:style-name="ce10">
            <text:p>11,48507883</text:p>
          </table:table-cell>
          <table:table-cell office:value-type="float" office:value="0" table:style-name="ce7">
            <text:p>0</text:p>
          </table:table-cell>
          <table:table-cell office:value-type="float" office:value="1.4954875749735215" table:formula="of:=5069*100/[.Q31]" table:style-name="ce2">
            <text:p>1,495487575</text:p>
          </table:table-cell>
          <table:table-cell office:value-type="float" office:value="7.6210799070228251E-4" table:formula="of:=1*100/[.R31]" table:style-name="ce2">
            <text:p>0,000762108</text:p>
          </table:table-cell>
          <table:table-cell office:value-type="float" office:value="0" table:style-name="ce7">
            <text:p>0</text:p>
          </table:table-cell>
          <table:table-cell office:value-type="float" office:value="1.6226972069691992" table:formula="of:=9158*100/[.T31]" table:style-name="ce2">
            <text:p>1,622697207</text:p>
          </table:table-cell>
          <table:table-cell office:value-type="float" office:value="0.2651035174291827" table:formula="of:=772*100/[.U31]" table:style-name="ce2">
            <text:p>0,265103517</text:p>
          </table:table-cell>
          <table:table-cell office:value-type="float" office:value="1.8815619472911779E-3" table:formula="of:=3*100/[.V31]" table:style-name="ce2">
            <text:p>0,001881562</text:p>
          </table:table-cell>
          <table:table-cell office:value-type="float" office:value="3.5450481096316455" table:formula="of:=5836*100/[.W31]" table:style-name="ce2">
            <text:p>3,54504811</text:p>
          </table:table-cell>
          <table:table-cell office:value-type="float" office:value="2.132150700411505E-3" table:formula="of:=1*100/[.X31]" table:style-name="ce2">
            <text:p>0,00213215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.0577856197617996E-3" table:formula="of:=4*100/[.AB31]" table:style-name="ce2">
            <text:p>0,007057786</text:p>
          </table:table-cell>
          <table:table-cell office:value-type="float" office:value="82750" table:style-name="ce5">
            <text:p>82750</text:p>
          </table:table-cell>
          <table:table-cell office:value-type="float" office:value="13.099054177054889" table:formula="of:=[.AC5]*100/[.AC29]" table:style-name="ce1">
            <text:p>13,0990541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E</text:p>
          </table:table-cell>
          <table:table-cell office:value-type="float" office:value="0.14294934365982323" table:formula="of:=SUM(1+277+2+1060)*100/[.B31]" table:style-name="ce2">
            <text:p>0,142949344</text:p>
          </table:table-cell>
          <table:table-cell office:value-type="float" office:value="7.1516176781560583" table:formula="of:=10146*100/[.C31]" table:style-name="ce2">
            <text:p>7,151617678</text:p>
          </table:table-cell>
          <table:table-cell office:value-type="float" office:value="10.628823738517092" table:formula="of:=28405*100/[.D31]" table:style-name="ce10">
            <text:p>10,62882374</text:p>
          </table:table-cell>
          <table:table-cell office:value-type="float" office:value="47.55527659394911" table:formula="of:=90161*100/[.E31]" table:style-name="ce10">
            <text:p>47,55527659</text:p>
          </table:table-cell>
          <table:table-cell office:value-type="float" office:value="1.642685083901599" table:formula="of:=11293*100/[.F31]" table:style-name="ce2">
            <text:p>1,642685084</text:p>
          </table:table-cell>
          <table:table-cell office:value-type="float" office:value="11.038298329483805" table:formula="of:=6165*100/[.G31]" table:style-name="ce10">
            <text:p>11,03829833</text:p>
          </table:table-cell>
          <table:table-cell office:value-type="float" office:value="4.6898797947372124" table:formula="of:=4003*100/[.H31]" table:style-name="ce2">
            <text:p>4,689879795</text:p>
          </table:table-cell>
          <table:table-cell office:value-type="float" office:value="16.656971429521167" table:formula="of:=10022*100/[.I31]" table:style-name="ce10">
            <text:p>16,65697143</text:p>
          </table:table-cell>
          <table:table-cell office:value-type="float" office:value="5.5698590748621024" table:formula="of:=27042*100/[.J31]" table:style-name="ce2">
            <text:p>5,569859075</text:p>
          </table:table-cell>
          <table:table-cell office:value-type="float" office:value="26.398638030382401" table:formula="of:=10079*100/[.K31]" table:style-name="ce10">
            <text:p>26,39863803</text:p>
          </table:table-cell>
          <table:table-cell office:value-type="float" office:value="13.419913419913421" table:formula="of:=31*100/[.L31]" table:style-name="ce10">
            <text:p>13,41991342</text:p>
          </table:table-cell>
          <table:table-cell office:value-type="float" office:value="16.620584611504022" table:formula="of:=34264*100/[.M31]" table:style-name="ce10">
            <text:p>16,62058461</text:p>
          </table:table-cell>
          <table:table-cell office:value-type="float" office:value="1.0132543316622679E-2" table:formula="of:=21*100/[.N31]" table:style-name="ce2">
            <text:p>0,010132543</text:p>
          </table:table-cell>
          <table:table-cell office:value-type="float" office:value="9.3296030405405403" table:formula="of:=26511*100/[.O31]" table:style-name="ce2">
            <text:p>9,329603041</text:p>
          </table:table-cell>
          <table:table-cell office:value-type="float" office:value="19.716582640686742" table:formula="of:=2894*100/[.P31]" table:style-name="ce10">
            <text:p>19,71658264</text:p>
          </table:table-cell>
          <table:table-cell office:value-type="float" office:value="0.23218558325195529" table:formula="of:=787*100/[.Q31]" table:style-name="ce2">
            <text:p>0,232185583</text:p>
          </table:table-cell>
          <table:table-cell office:value-type="float" office:value="21.863354037267079" table:formula="of:=28688*100/[.R31]" table:style-name="ce10">
            <text:p>21,86335404</text:p>
          </table:table-cell>
          <table:table-cell office:value-type="float" office:value="0" table:style-name="ce7">
            <text:p>0</text:p>
          </table:table-cell>
          <table:table-cell office:value-type="float" office:value="28.330046476684579" table:formula="of:=159886*100/[.T31]" table:style-name="ce10">
            <text:p>28,33004648</text:p>
          </table:table-cell>
          <table:table-cell office:value-type="float" office:value="27.231488254059826" table:formula="of:=79300*100/[.U31]" table:style-name="ce10">
            <text:p>27,23148825</text:p>
          </table:table-cell>
          <table:table-cell office:value-type="float" office:value="4.500068990604734" table:formula="of:=7175*100/[.V31]" table:style-name="ce2">
            <text:p>4,500068991</text:p>
          </table:table-cell>
          <table:table-cell office:value-type="float" office:value="16.511565749829916" table:formula="of:=27182*100/[.W31]" table:style-name="ce10">
            <text:p>16,51156575</text:p>
          </table:table-cell>
          <table:table-cell office:value-type="float" office:value="29.016438881900172" table:formula="of:=13609*100/[.X31]" table:style-name="ce10">
            <text:p>29,01643888</text:p>
          </table:table-cell>
          <table:table-cell office:value-type="float" office:value="17.391304347826086" table:formula="of:=8*100/[.Y31]" table:style-name="ce10">
            <text:p>17,39130435</text:p>
          </table:table-cell>
          <table:table-cell office:value-type="float" office:value="5.1308073973838519" table:formula="of:=455*100/[.Z31]" table:style-name="ce2">
            <text:p>5,130807397</text:p>
          </table:table-cell>
          <table:table-cell office:value-type="float" office:value="33.016421780466722" table:formula="of:=2674*100/[.AA31]" table:style-name="ce10">
            <text:p>33,01642178</text:p>
          </table:table-cell>
          <table:table-cell office:value-type="float" office:value="6.3520070577856191E-2" table:formula="of:=36*100/[.AB31]" table:style-name="ce2">
            <text:p>0,063520071</text:p>
          </table:table-cell>
          <table:table-cell office:value-type="float" office:value="95885" table:style-name="ce5">
            <text:p>95885</text:p>
          </table:table-cell>
          <table:table-cell office:value-type="float" office:value="15.178281689026079" table:formula="of:=[.AC6]*100/[.AC29]" table:style-name="ce1">
            <text:p>15,1782816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F</text:p>
          </table:table-cell>
          <table:table-cell office:value-type="float" office:value="0.87540471199441006" table:formula="of:=SUM(0+1159+2+7045)*100/[.B31]" table:style-name="ce2">
            <text:p>0,875404712</text:p>
          </table:table-cell>
          <table:table-cell office:value-type="float" office:value="3.5243532811729049E-3" table:formula="of:=5*100/[.C31]" table:style-name="ce2">
            <text:p>0,003524353</text:p>
          </table:table-cell>
          <table:table-cell office:value-type="float" office:value="0" table:formula="of:=0*100/[.C31]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57718714362184931" table:formula="of:=3968*100/[.F31]" table:style-name="ce2">
            <text:p>0,577187144</text:p>
          </table:table-cell>
          <table:table-cell office:value-type="float" office:value="1.2533347657159227E-2" table:formula="of:=7*100/[.G31]" table:style-name="ce2">
            <text:p>0,012533348</text:p>
          </table:table-cell>
          <table:table-cell office:value-type="float" office:value="1.1715912552428709E-3" table:formula="of:=1*100/[.H31]" table:style-name="ce2">
            <text:p>0,001171591</text:p>
          </table:table-cell>
          <table:table-cell office:value-type="float" office:value="0" table:style-name="ce7">
            <text:p>0</text:p>
          </table:table-cell>
          <table:table-cell office:value-type="float" office:value="2.1186143940548625" table:formula="of:=10286*100/[.J31]" table:style-name="ce2">
            <text:p>2,1186143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65630548036904446" table:formula="of:=1353*100/[.M31]" table:style-name="ce2">
            <text:p>0,65630548</text:p>
          </table:table-cell>
          <table:table-cell office:value-type="float" office:value="0" table:style-name="ce7">
            <text:p>0</text:p>
          </table:table-cell>
          <table:table-cell office:value-type="float" office:value="2.6499155405405403" table:formula="of:=7530*100/[.O31]" table:style-name="ce2">
            <text:p>2,649915541</text:p>
          </table:table-cell>
          <table:table-cell office:value-type="float" office:value="0" table:style-name="ce7">
            <text:p>0</text:p>
          </table:table-cell>
          <table:table-cell office:value-type="float" office:value="0.97919180535354455" table:formula="of:=3319*100/[.Q31]" table:style-name="ce2">
            <text:p>0,9791918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0979182059964313" table:formula="of:=1184*100/[.T31]" table:style-name="ce2">
            <text:p>0,209791821</text:p>
          </table:table-cell>
          <table:table-cell office:value-type="float" office:value="1.3217402054208862" table:formula="of:=3849*100/[.U31]" table:style-name="ce2">
            <text:p>1,321740205</text:p>
          </table:table-cell>
          <table:table-cell office:value-type="float" office:value="1.8815619472911779E-3" table:formula="of:=3*100/[.V31]" table:style-name="ce2">
            <text:p>0,001881562</text:p>
          </table:table-cell>
          <table:table-cell office:value-type="float" office:value="1.0703178151423851" table:formula="of:=1762*100/[.W31]" table:style-name="ce2">
            <text:p>1,0703178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6314839873703203" table:formula="of:=56*100/[.Z31]" table:style-name="ce2">
            <text:p>0,631483987</text:p>
          </table:table-cell>
          <table:table-cell office:value-type="float" office:value="0" table:style-name="ce7">
            <text:p>0</text:p>
          </table:table-cell>
          <table:table-cell office:value-type="float" office:value="1.7644464049404499E-3" table:formula="of:=1*100/[.AB31]" table:style-name="ce2">
            <text:p>0,001764446</text:p>
          </table:table-cell>
          <table:table-cell office:value-type="float" office:value="14701" table:style-name="ce5">
            <text:p>14701</text:p>
          </table:table-cell>
          <table:table-cell office:value-type="float" office:value="2.3271201867901383" table:formula="of:=[.AC7]*100/[.AC29]" table:style-name="ce1">
            <text:p>2,32712018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G</text:p>
          </table:table-cell>
          <table:table-cell office:value-type="float" office:value="1.4406946911387408" table:formula="of:=SUM(2+2050+4+11449)*100/[.B31]" table:style-name="ce2">
            <text:p>1,440694691</text:p>
          </table:table-cell>
          <table:table-cell office:value-type="float" office:value="2.1146119687037428E-3" table:formula="of:=3*100/[.C31]" table:style-name="ce2">
            <text:p>0,002114612</text:p>
          </table:table-cell>
          <table:table-cell office:value-type="float" office:value="0" table:formula="of:=0*100/[.C31]" table:style-name="ce7">
            <text:p>0</text:p>
          </table:table-cell>
          <table:table-cell office:value-type="float" office:value="1.1076416726444153E-2" table:formula="of:=21*100/[.E31]" table:style-name="ce2">
            <text:p>0,011076417</text:p>
          </table:table-cell>
          <table:table-cell office:value-type="float" office:value="1.5859555007331207" table:formula="of:=10903*100/[.F31]" table:style-name="ce2">
            <text:p>1,585955501</text:p>
          </table:table-cell>
          <table:table-cell office:value-type="float" office:value="1.7904782367370324E-3" table:formula="of:=1*100/[.G31]" table:style-name="ce2">
            <text:p>0,001790478</text:p>
          </table:table-cell>
          <table:table-cell office:value-type="float" office:value="2.3431825104857419E-3" table:formula="of:=2*100/[.H31]" table:style-name="ce2">
            <text:p>0,002343183</text:p>
          </table:table-cell>
          <table:table-cell office:value-type="float" office:value="0" table:style-name="ce7">
            <text:p>0</text:p>
          </table:table-cell>
          <table:table-cell office:value-type="float" office:value="2.1249994850733049" table:formula="of:=10317*100/[.J31]" table:style-name="ce2">
            <text:p>2,1249994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2917527673486811" table:formula="of:=2663*100/[.M31]" table:style-name="ce2">
            <text:p>1,291752767</text:p>
          </table:table-cell>
          <table:table-cell office:value-type="float" office:value="0" table:style-name="ce7">
            <text:p>0</text:p>
          </table:table-cell>
          <table:table-cell office:value-type="float" office:value="5.8815456081081079" table:formula="of:=16713*100/[.O31]" table:style-name="ce2">
            <text:p>5,881545608</text:p>
          </table:table-cell>
          <table:table-cell office:value-type="float" office:value="0" table:style-name="ce7">
            <text:p>0</text:p>
          </table:table-cell>
          <table:table-cell office:value-type="float" office:value="1.9766752322593397" table:formula="of:=6700*100/[.Q31]" table:style-name="ce2">
            <text:p>1,9766752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98712012885186817" table:formula="of:=5571*100/[.T31]" table:style-name="ce2">
            <text:p>0,987120129</text:p>
          </table:table-cell>
          <table:table-cell office:value-type="float" office:value="1.2382944091316486" table:formula="of:=3606*100/[.U31]" table:style-name="ce2">
            <text:p>1,238294409</text:p>
          </table:table-cell>
          <table:table-cell office:value-type="float" office:value="1.254374631527452E-3" table:formula="of:=2*100/[.V31]" table:style-name="ce2">
            <text:p>0,001254375</text:p>
          </table:table-cell>
          <table:table-cell office:value-type="float" office:value="1.9025172514335698" table:formula="of:=3132*100/[.W31]" table:style-name="ce2">
            <text:p>1,90251725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183943537715042" table:formula="of:=671*100/[.AB31]" table:style-name="ce2">
            <text:p>1,183943538</text:p>
          </table:table-cell>
          <table:table-cell office:value-type="float" office:value="12637" table:style-name="ce5">
            <text:p>12637</text:p>
          </table:table-cell>
          <table:table-cell office:value-type="float" office:value="2.0003957418180378" table:formula="of:=[.AC8]*100/[.AC29]" table:style-name="ce1">
            <text:p>2,00039574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H</text:p>
          </table:table-cell>
          <table:table-cell office:value-type="float" office:value="0.37262840104758399" table:formula="of:=SUM(1+418+1+3073)*100/[.B31]" table:style-name="ce2">
            <text:p>0,372628401</text:p>
          </table:table-cell>
          <table:table-cell office:value-type="float" office:value="0" table:style-name="ce7">
            <text:p>0</text:p>
          </table:table-cell>
          <table:table-cell office:value-type="float" office:value="13.99053303148796" table:formula="of:=37389*100/[.D31]" table:style-name="ce10">
            <text:p>13,99053303</text:p>
          </table:table-cell>
          <table:table-cell office:value-type="float" office:value="5.9601670956580449E-2" table:formula="of:=113*100/[.E31]" table:style-name="ce2">
            <text:p>0,059601671</text:p>
          </table:table-cell>
          <table:table-cell office:value-type="float" office:value="0.2053901831638234" table:formula="of:=1412*100/[.F31]" table:style-name="ce2">
            <text:p>0,205390183</text:p>
          </table:table-cell>
          <table:table-cell office:value-type="float" office:value="1.7904782367370324E-3" table:formula="of:=1*100/[.G31]" table:style-name="ce2">
            <text:p>0,001790478</text:p>
          </table:table-cell>
          <table:table-cell office:value-type="float" office:value="4.6863650209714837E-3" table:formula="of:=4*100/[.H31]" table:style-name="ce2">
            <text:p>0,004686365</text:p>
          </table:table-cell>
          <table:table-cell office:value-type="float" office:value="0" table:style-name="ce7">
            <text:p>0</text:p>
          </table:table-cell>
          <table:table-cell office:value-type="float" office:value="4.593146119718397E-2" table:formula="of:=223*100/[.J31]" table:style-name="ce2">
            <text:p>0,04593146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15764913608273426" table:formula="of:=325*100/[.M31]" table:style-name="ce2">
            <text:p>0,157649136</text:p>
          </table:table-cell>
          <table:table-cell office:value-type="float" office:value="0" table:style-name="ce7">
            <text:p>0</text:p>
          </table:table-cell>
          <table:table-cell office:value-type="float" office:value="0.57960304054054057" table:formula="of:=1647*100/[.O31]" table:style-name="ce2">
            <text:p>0,579603041</text:p>
          </table:table-cell>
          <table:table-cell office:value-type="float" office:value="0" table:style-name="ce7">
            <text:p>0</text:p>
          </table:table-cell>
          <table:table-cell office:value-type="float" office:value="0.38323897413505709" table:formula="of:=1299*100/[.Q31]" table:style-name="ce2">
            <text:p>0,383238974</text:p>
          </table:table-cell>
          <table:table-cell office:value-type="float" office:value="7.6210799070228251E-4" table:formula="of:=1*100/[.R31]" table:style-name="ce2">
            <text:p>0,000762108</text:p>
          </table:table-cell>
          <table:table-cell office:value-type="float" office:value="0" table:style-name="ce7">
            <text:p>0</text:p>
          </table:table-cell>
          <table:table-cell office:value-type="float" office:value="4.0753478663782027E-3" table:formula="of:=23*100/[.T31]" table:style-name="ce2">
            <text:p>0,004075348</text:p>
          </table:table-cell>
          <table:table-cell office:value-type="float" office:value="0.61708681453399128" table:formula="of:=1797*100/[.U31]" table:style-name="ce2">
            <text:p>0,617086815</text:p>
          </table:table-cell>
          <table:table-cell office:value-type="float" office:value="5.6446858418735335E-3" table:formula="of:=9*100/[.V31]" table:style-name="ce2">
            <text:p>0,005644686</text:p>
          </table:table-cell>
          <table:table-cell office:value-type="float" office:value="4.9203032364661288E-2" table:formula="of:=81*100/[.W31]" table:style-name="ce2">
            <text:p>0,049203032</text:p>
          </table:table-cell>
          <table:table-cell office:value-type="float" office:value="0" table:style-name="ce7">
            <text:p>0</text:p>
          </table:table-cell>
          <table:table-cell office:value-type="float" office:value="4.3478260869565215" table:formula="of:=2*100/[.Y31]" table:style-name="ce2">
            <text:p>4,347826087</text:p>
          </table:table-cell>
          <table:table-cell office:value-type="float" office:value="2.5372124492557511" table:formula="of:=225*100/[.Z31]" table:style-name="ce2">
            <text:p>2,537212449</text:p>
          </table:table-cell>
          <table:table-cell office:value-type="float" office:value="0" table:style-name="ce7">
            <text:p>0</text:p>
          </table:table-cell>
          <table:table-cell office:value-type="float" office:value="3.5288928098808998E-3" table:formula="of:=2*100/[.AB31]" table:style-name="ce2">
            <text:p>0,003528893</text:p>
          </table:table-cell>
          <table:table-cell office:value-type="float" office:value="10577" table:style-name="ce5">
            <text:p>10577</text:p>
          </table:table-cell>
          <table:table-cell office:value-type="float" office:value="1.6743044837547985" table:formula="of:=[.AC9]*100/[.AC29]" table:style-name="ce1">
            <text:p>1,67430448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4.88150672875362" table:formula="of:=SUM(658+5+45096)*100/[.B31]" table:style-name="ce2">
            <text:p>4,881506729</text:p>
          </table:table-cell>
          <table:table-cell office:value-type="float" office:value="8.0489180235426794" table:formula="of:=11419*100/[.C31]" table:style-name="ce2">
            <text:p>8,048918024</text:p>
          </table:table-cell>
          <table:table-cell office:value-type="float" office:value="13.593144867069542" table:formula="of:=36327*100/[.D31]" table:style-name="ce10">
            <text:p>13,59314487</text:p>
          </table:table-cell>
          <table:table-cell office:value-type="float" office:value="13.525887168234947" table:formula="of:=25644*100/[.E31]" table:style-name="ce10">
            <text:p>13,52588717</text:p>
          </table:table-cell>
          <table:table-cell office:value-type="float" office:value="7.9924709660902549" table:formula="of:=54946*100/[.F31]" table:style-name="ce2">
            <text:p>7,992470966</text:p>
          </table:table-cell>
          <table:table-cell office:value-type="float" office:value="31.322626273477645" table:formula="of:=17494*100/[.G31]" table:style-name="ce10">
            <text:p>31,32262627</text:p>
          </table:table-cell>
          <table:table-cell office:value-type="float" office:value="8.0464887410080372" table:formula="of:=6868*100/[.H31]" table:style-name="ce2">
            <text:p>8,046488741</text:p>
          </table:table-cell>
          <table:table-cell office:value-type="float" office:value="19.3760699386707" table:formula="of:=11658*100/[.I31]" table:style-name="ce10">
            <text:p>19,37606994</text:p>
          </table:table-cell>
          <table:table-cell office:value-type="float" office:value="2.4716481361713345E-3" table:formula="of:=12*100/[.J31]" table:style-name="ce2">
            <text:p>0,002471648</text:p>
          </table:table-cell>
          <table:table-cell office:value-type="float" office:value="6.0083813514929281" table:formula="of:=2294*100/[.K31]" table:style-name="ce2">
            <text:p>6,008381351</text:p>
          </table:table-cell>
          <table:table-cell office:value-type="float" office:value="49.78354978354978" table:formula="of:=115*100/[.L31]" table:style-name="ce10">
            <text:p>49,78354978</text:p>
          </table:table-cell>
          <table:table-cell office:value-type="float" office:value="16.160734208407309" table:formula="of:=33316*100/[.M31]" table:style-name="ce10">
            <text:p>16,16073421</text:p>
          </table:table-cell>
          <table:table-cell office:value-type="float" office:value="8.8548778546028277" table:formula="of:=18352*100/[.N31]" table:style-name="ce2">
            <text:p>8,854877855</text:p>
          </table:table-cell>
          <table:table-cell office:value-type="float" office:value="5.3307995495495497" table:formula="of:=15148*100/[.O31]" table:style-name="ce2">
            <text:p>5,33079955</text:p>
          </table:table-cell>
          <table:table-cell office:value-type="float" office:value="9.9604850797111322" table:formula="of:=1462*100/[.P31]" table:style-name="ce2">
            <text:p>9,96048508</text:p>
          </table:table-cell>
          <table:table-cell office:value-type="float" office:value="0.18822668629574013" table:formula="of:=638*100/[.Q31]" table:style-name="ce2">
            <text:p>0,188226686</text:p>
          </table:table-cell>
          <table:table-cell office:value-type="float" office:value="12.459703539991617" table:formula="of:=16349*100/[.R31]" table:style-name="ce10">
            <text:p>12,45970354</text:p>
          </table:table-cell>
          <table:table-cell office:value-type="float" office:value="0" table:style-name="ce7">
            <text:p>0</text:p>
          </table:table-cell>
          <table:table-cell office:value-type="float" office:value="16.814885296676465" table:formula="of:=94898*100/[.T31]" table:style-name="ce10">
            <text:p>16,8148853</text:p>
          </table:table-cell>
          <table:table-cell office:value-type="float" office:value="5.3350365890929821" table:formula="of:=15536*100/[.U31]" table:style-name="ce2">
            <text:p>5,335036589</text:p>
          </table:table-cell>
          <table:table-cell office:value-type="float" office:value="21.83364483636683" table:formula="of:=34812*100/[.V31]" table:style-name="ce10">
            <text:p>21,83364484</text:p>
          </table:table-cell>
          <table:table-cell office:value-type="float" office:value="7.9259403246185247" table:formula="of:=13048*100/[.W31]" table:style-name="ce2">
            <text:p>7,925940325</text:p>
          </table:table-cell>
          <table:table-cell office:value-type="float" office:value="27.728619858851623" table:formula="of:=13005*100/[.X31]" table:style-name="ce10">
            <text:p>27,72861986</text:p>
          </table:table-cell>
          <table:table-cell office:value-type="float" office:value="26.086956521739129" table:formula="of:=12*100/[.Y31]" table:style-name="ce10">
            <text:p>26,08695652</text:p>
          </table:table-cell>
          <table:table-cell office:value-type="float" office:value="20.681100586377987" table:formula="of:=1834*100/[.Z31]" table:style-name="ce10">
            <text:p>20,68110059</text:p>
          </table:table-cell>
          <table:table-cell office:value-type="float" office:value="0.38276330411161874" table:formula="of:=31*100/[.AA31]" table:style-name="ce2">
            <text:p>0,382763304</text:p>
          </table:table-cell>
          <table:table-cell office:value-type="float" office:value="0.18526687251874724" table:formula="of:=105*100/[.AB31]" table:style-name="ce2">
            <text:p>0,185266873</text:p>
          </table:table-cell>
          <table:table-cell office:value-type="float" office:value="17494" table:style-name="ce5">
            <text:p>17494</text:p>
          </table:table-cell>
          <table:table-cell office:value-type="float" office:value="2.7692429459020933" table:formula="of:=[.AC10]*100/[.AC29]" table:style-name="ce1">
            <text:p>2,76924294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J</text:p>
          </table:table-cell>
          <table:table-cell office:value-type="float" office:value="1.0408632433499219" table:formula="of:=SUM(1395+8362)*100/[.B31]" table:style-name="ce2">
            <text:p>1,040863243</text:p>
          </table:table-cell>
          <table:table-cell office:value-type="float" office:value="0.13040107140339749" table:formula="of:=185*100/[.C31]" table:style-name="ce2">
            <text:p>0,130401071</text:p>
          </table:table-cell>
          <table:table-cell office:value-type="float" office:value="3.7418847873673972E-4" table:formula="of:=1*100/[.D31]" table:style-name="ce2">
            <text:p>0,000374188</text:p>
          </table:table-cell>
          <table:table-cell office:value-type="float" office:value="9.2830921135912903E-2" table:formula="of:=176*100/[.E31]" table:style-name="ce2">
            <text:p>0,092830921</text:p>
          </table:table-cell>
          <table:table-cell office:value-type="float" office:value="1.0292782833337213" table:formula="of:=7076*100/[.F31]" table:style-name="ce2">
            <text:p>1,02927828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67208232236058874" table:formula="of:=3263*100/[.J31]" table:style-name="ce2">
            <text:p>0,6720823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.1790991200752829E-2" table:formula="of:=148*100/[.M31]" table:style-name="ce2">
            <text:p>0,071790991</text:p>
          </table:table-cell>
          <table:table-cell office:value-type="float" office:value="4.8250206269631802E-4" table:formula="of:=1*100/[.N31]" table:style-name="ce2">
            <text:p>0,000482502</text:p>
          </table:table-cell>
          <table:table-cell office:value-type="float" office:value="1.0951576576576576" table:formula="of:=3112*100/[.O31]" table:style-name="ce2">
            <text:p>1,095157658</text:p>
          </table:table-cell>
          <table:table-cell office:value-type="float" office:value="0" table:style-name="ce7">
            <text:p>0</text:p>
          </table:table-cell>
          <table:table-cell office:value-type="float" office:value="1.2305540886199562" table:formula="of:=4171*100/[.Q31]" table:style-name="ce2">
            <text:p>1,2305540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.4796135152710376E-2" table:formula="of:=535*100/[.T31]" table:style-name="ce2">
            <text:p>0,094796135</text:p>
          </table:table-cell>
          <table:table-cell office:value-type="float" office:value="5.5630530859491704E-2" table:formula="of:=162*100/[.U31]" table:style-name="ce2">
            <text:p>0,055630531</text:p>
          </table:table-cell>
          <table:table-cell office:value-type="float" office:value="0" table:style-name="ce7">
            <text:p>0</text:p>
          </table:table-cell>
          <table:table-cell office:value-type="float" office:value="2.2730586062785498" table:formula="of:=3742*100/[.W31]" table:style-name="ce2">
            <text:p>2,2730586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0" table:style-name="ce7">
            <text:p>0</text:p>
          </table:table-cell>
          <table:table-cell office:value-type="float" office:value="5885" table:style-name="ce5">
            <text:p>5885</text:p>
          </table:table-cell>
          <table:table-cell office:value-type="float" office:value="0.93157623966124503" table:formula="of:=[.AC11]*100/[.AC29]" table:style-name="ce1">
            <text:p>0,9315762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K</text:p>
          </table:table-cell>
          <table:table-cell office:value-type="float" office:value="1.9202150640871777E-3" table:formula="of:=SUM(18)*100/[.B31]" table:style-name="ce2">
            <text:p>0,001920215</text:p>
          </table:table-cell>
          <table:table-cell office:value-type="float" office:value="0" table:style-name="ce7">
            <text:p>0</text:p>
          </table:table-cell>
          <table:table-cell office:value-type="float" office:value="2.2451308724204381E-3" table:formula="of:=6*100/[.D31]" table:style-name="ce2">
            <text:p>0,002245131</text:p>
          </table:table-cell>
          <table:table-cell office:value-type="float" office:value="5.2744841554495968E-4" table:formula="of:=1*100/[.E31]" table:style-name="ce2">
            <text:p>0,000527448</text:p>
          </table:table-cell>
          <table:table-cell office:value-type="float" office:value="1.0182232876393511E-3" table:formula="of:=7*100/[.F31]" table:style-name="ce6">
            <text:p>0,001018223</text:p>
          </table:table-cell>
          <table:table-cell office:value-type="float" office:value="1.7904782367370324E-3" table:formula="of:=1*100/[.G31]" table:style-name="ce2">
            <text:p>0,001790478</text:p>
          </table:table-cell>
          <table:table-cell office:value-type="float" office:value="1.1715912552428709E-3" table:formula="of:=1*100/[.H31]" table:style-name="ce2">
            <text:p>0,001171591</text:p>
          </table:table-cell>
          <table:table-cell office:value-type="float" office:value="3.32408130702877E-3" table:formula="of:=2*100/[.I31]" table:style-name="ce2">
            <text:p>0,003324081</text:p>
          </table:table-cell>
          <table:table-cell office:value-type="float" office:value="3.7074722042570018E-3" table:formula="of:=18*100/[.J31]" table:style-name="ce2">
            <text:p>0,00370747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9402970594798064E-3" table:formula="of:=4*100/[.M31]" table:style-name="ce2">
            <text:p>0,001940297</text:p>
          </table:table-cell>
          <table:table-cell office:value-type="float" office:value="0" table:style-name="ce7">
            <text:p>0</text:p>
          </table:table-cell>
          <table:table-cell office:value-type="float" office:value="2.4634009009009009E-3" table:formula="of:=7*100/[.O31]" table:style-name="ce2">
            <text:p>0,002463401</text:p>
          </table:table-cell>
          <table:table-cell office:value-type="float" office:value="0" table:style-name="ce7">
            <text:p>0</text:p>
          </table:table-cell>
          <table:table-cell office:value-type="float" office:value="3.8353400028912563E-3" table:formula="of:=13*100/[.Q31]" table:style-name="ce2">
            <text:p>0,003835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5947013390175578E-3" table:formula="of:=9*100/[.T31]" table:style-name="ce2">
            <text:p>0,001594701</text:p>
          </table:table-cell>
          <table:table-cell office:value-type="float" office:value="3.090585047749539E-3" table:formula="of:=9*100/[.U31]" table:style-name="ce2">
            <text:p>0,003090585</text:p>
          </table:table-cell>
          <table:table-cell office:value-type="float" office:value="0" table:style-name="ce7">
            <text:p>0</text:p>
          </table:table-cell>
          <table:table-cell office:value-type="float" office:value="3.0372242200408205E-3" table:formula="of:=5*100/[.W31]" table:style-name="ce2">
            <text:p>0,0030372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2" table:style-name="ce5">
            <text:p>152</text:p>
          </table:table-cell>
          <table:table-cell office:value-type="float" office:value="2.4061102536705053E-2" table:formula="of:=[.AC12]*100/[.AC29]" table:style-name="ce1">
            <text:p>0,02406110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5.8871660292619437" table:formula="of:=SUM(13+9565+43+45565)*100/[.B31]" table:style-name="ce2">
            <text:p>5,887166029</text:p>
          </table:table-cell>
          <table:table-cell office:value-type="float" office:value="4.7296821033340386" table:formula="of:=6710*100/[.C31]" table:style-name="ce2">
            <text:p>4,729682103</text:p>
          </table:table-cell>
          <table:table-cell office:value-type="float" office:value="1.9222062152706318" table:formula="of:=5137*100/[.D31]" table:style-name="ce2">
            <text:p>1,922206215</text:p>
          </table:table-cell>
          <table:table-cell office:value-type="float" office:value="2.1097936621798387E-3" table:formula="of:=4*100/[.E31]" table:style-name="ce2">
            <text:p>0,002109794</text:p>
          </table:table-cell>
          <table:table-cell office:value-type="float" office:value="3.1137268136011356" table:formula="of:=21406*100/[.F31]" table:style-name="ce2">
            <text:p>3,113726814</text:p>
          </table:table-cell>
          <table:table-cell office:value-type="float" office:value="9.0490770084689629" table:formula="of:=5054*100/[.G31]" table:style-name="ce2">
            <text:p>9,049077008</text:p>
          </table:table-cell>
          <table:table-cell office:value-type="float" office:value="2.3748154743772991" table:formula="of:=2027*100/[.H31]" table:style-name="ce2">
            <text:p>2,374815474</text:p>
          </table:table-cell>
          <table:table-cell office:value-type="float" office:value="3.32408130702877E-3" table:formula="of:=2*100/[.I31]" table:style-name="ce2">
            <text:p>0,003324081</text:p>
          </table:table-cell>
          <table:table-cell office:value-type="float" office:value="6.0485349305672846" table:formula="of:=29366*100/[.J31]" table:style-name="ce2">
            <text:p>6,048534931</text:p>
          </table:table-cell>
          <table:table-cell office:value-type="float" office:value="2.6191723415400735E-3" table:formula="of:=1*100/[.K31]" table:style-name="ce2">
            <text:p>0,002619172</text:p>
          </table:table-cell>
          <table:table-cell office:value-type="float" office:value="0.86580086580086579" table:formula="of:=2*100/[.L31]" table:style-name="ce2">
            <text:p>0,865800866</text:p>
          </table:table-cell>
          <table:table-cell office:value-type="float" office:value="14.224317743046461" table:formula="of:=29324*100/[.M31]" table:style-name="ce10">
            <text:p>14,22431774</text:p>
          </table:table-cell>
          <table:table-cell office:value-type="float" office:value="1.9300082507852721E-3" table:formula="of:=4*100/[.N31]" table:style-name="ce2">
            <text:p>0,001930008</text:p>
          </table:table-cell>
          <table:table-cell office:value-type="float" office:value="0.82981418918918914" table:formula="of:=2358*100/[.O31]" table:style-name="ce2">
            <text:p>0,829814189</text:p>
          </table:table-cell>
          <table:table-cell office:value-type="float" office:value="0" table:style-name="ce7">
            <text:p>0</text:p>
          </table:table-cell>
          <table:table-cell office:value-type="float" office:value="8.3846432986284238" table:formula="of:=28420*100/[.Q31]" table:style-name="ce2">
            <text:p>8,384643299</text:p>
          </table:table-cell>
          <table:table-cell office:value-type="float" office:value="6.5693708798536754" table:formula="of:=8620*100/[.R31]" table:style-name="ce2">
            <text:p>6,56937088</text:p>
          </table:table-cell>
          <table:table-cell office:value-type="float" office:value="0" table:style-name="ce7">
            <text:p>0</text:p>
          </table:table-cell>
          <table:table-cell office:value-type="float" office:value="0.3178771335774998" table:formula="of:=1794*100/[.T31]" table:style-name="ce2">
            <text:p>0,317877134</text:p>
          </table:table-cell>
          <table:table-cell office:value-type="float" office:value="0.84029573464923579" table:formula="of:=2447*100/[.U31]" table:style-name="ce2">
            <text:p>0,840295735</text:p>
          </table:table-cell>
          <table:table-cell office:value-type="float" office:value="8.4670287628103011E-2" table:formula="of:=135*100/[.V31]" table:style-name="ce2">
            <text:p>0,084670288</text:p>
          </table:table-cell>
          <table:table-cell office:value-type="float" office:value="10.561036057925941" table:formula="of:=17386*100/[.W31]" table:style-name="ce10">
            <text:p>10,56103606</text:p>
          </table:table-cell>
          <table:table-cell office:value-type="float" office:value="2.132150700411505E-3" table:formula="of:=1*100/[.X31]" table:style-name="ce2">
            <text:p>0,002132151</text:p>
          </table:table-cell>
          <table:table-cell office:value-type="float" office:value="0" table:style-name="ce7">
            <text:p>0</text:p>
          </table:table-cell>
          <table:table-cell office:value-type="float" office:value="1.1276499774470004E-2" table:formula="of:=1*100/[.Z31]" table:style-name="ce2">
            <text:p>0,0112765</text:p>
          </table:table-cell>
          <table:table-cell office:value-type="float" office:value="1.2347203358439314E-2" table:formula="of:=1*100/[.AA31]" table:style-name="ce2">
            <text:p>0,012347203</text:p>
          </table:table-cell>
          <table:table-cell office:value-type="float" office:value="3.5288928098808998E-3" table:formula="of:=2*100/[.AB31]" table:style-name="ce2">
            <text:p>0,003528893</text:p>
          </table:table-cell>
          <table:table-cell office:value-type="float" office:value="11934" table:style-name="ce5">
            <text:p>11934</text:p>
          </table:table-cell>
          <table:table-cell office:value-type="float" office:value="1.889113142585777" table:formula="of:=[.AC13]*100/[.AC29]" table:style-name="ce1">
            <text:p>1,88911314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M</text:p>
          </table:table-cell>
          <table:table-cell office:value-type="float" office:value="7.5338571253313704" table:formula="of:=SUM(4+6009+14+64595)*100/[.B31]" table:style-name="ce2">
            <text:p>7,533857125</text:p>
          </table:table-cell>
          <table:table-cell office:value-type="float" office:value="4.2997110030309441E-2" table:formula="of:=61*100/[.C31]" table:style-name="ce2">
            <text:p>0,04299711</text:p>
          </table:table-cell>
          <table:table-cell office:value-type="float" office:value="3.3676963086306574E-3" table:formula="of:=9*100/[.D31]" table:style-name="ce2">
            <text:p>0,003367696</text:p>
          </table:table-cell>
          <table:table-cell office:value-type="float" office:value="0.17880501286974135" table:formula="of:=339*100/[.E31]" table:style-name="ce2">
            <text:p>0,178805013</text:p>
          </table:table-cell>
          <table:table-cell office:value-type="float" office:value="10.183396560150813" table:formula="of:=70008*100/[.F31]" table:style-name="ce10">
            <text:p>10,18339656</text:p>
          </table:table-cell>
          <table:table-cell office:value-type="float" office:value="0" table:style-name="ce7">
            <text:p>0</text:p>
          </table:table-cell>
          <table:table-cell office:value-type="float" office:value="0.50261264849919163" table:formula="of:=429*100/[.H31]" table:style-name="ce2">
            <text:p>0,502612648</text:p>
          </table:table-cell>
          <table:table-cell office:value-type="float" office:value="1.1634284574600695E-2" table:formula="of:=7*100/[.I31]" table:style-name="ce2">
            <text:p>0,011634285</text:p>
          </table:table-cell>
          <table:table-cell office:value-type="float" office:value="2.9002731171190468" table:formula="of:=14081*100/[.J31]" table:style-name="ce2">
            <text:p>2,90027311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7297748285262473" table:formula="of:=3566*100/[.M31]" table:style-name="ce2">
            <text:p>1,729774829</text:p>
          </table:table-cell>
          <table:table-cell office:value-type="float" office:value="3.8600165015705442E-3" table:formula="of:=8*100/[.N31]" table:style-name="ce2">
            <text:p>0,003860017</text:p>
          </table:table-cell>
          <table:table-cell office:value-type="float" office:value="1.1380912162162162" table:formula="of:=3234*100/[.O31]" table:style-name="ce2">
            <text:p>1,138091216</text:p>
          </table:table-cell>
          <table:table-cell office:value-type="float" office:value="0" table:style-name="ce7">
            <text:p>0</text:p>
          </table:table-cell>
          <table:table-cell office:value-type="float" office:value="4.6248299911787178" table:formula="of:=15676*100/[.Q31]" table:style-name="ce2">
            <text:p>4,624829991</text:p>
          </table:table-cell>
          <table:table-cell office:value-type="float" office:value="7.6210799070228251E-4" table:formula="of:=1*100/[.R31]" table:style-name="ce2">
            <text:p>0,000762108</text:p>
          </table:table-cell>
          <table:table-cell office:value-type="float" office:value="0" table:style-name="ce7">
            <text:p>0</text:p>
          </table:table-cell>
          <table:table-cell office:value-type="float" office:value="1.1249732001580526" table:formula="of:=6349*100/[.T31]" table:style-name="ce2">
            <text:p>1,1249732</text:p>
          </table:table-cell>
          <table:table-cell office:value-type="float" office:value="2.5050908803703207" table:formula="of:=7295*100/[.U31]" table:style-name="ce2">
            <text:p>2,50509088</text:p>
          </table:table-cell>
          <table:table-cell office:value-type="float" office:value="5.2056547208389259E-2" table:formula="of:=83*100/[.V31]" table:style-name="ce2">
            <text:p>0,052056547</text:p>
          </table:table-cell>
          <table:table-cell office:value-type="float" office:value="5.0023082904072309" table:formula="of:=8235*100/[.W31]" table:style-name="ce2">
            <text:p>5,0023082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.5105999097880017E-2" table:formula="of:=4*100/[.Z31]" table:style-name="ce2">
            <text:p>0,045105999</text:p>
          </table:table-cell>
          <table:table-cell office:value-type="float" office:value="4.9388813433757256E-2" table:formula="of:=4*100/[.AA31]" table:style-name="ce2">
            <text:p>0,049388813</text:p>
          </table:table-cell>
          <table:table-cell office:value-type="float" office:value="0.56285840317600355" table:formula="of:=319*100/[.AB31]" table:style-name="ce2">
            <text:p>0,562858403</text:p>
          </table:table-cell>
          <table:table-cell office:value-type="float" office:value="27364" table:style-name="ce5">
            <text:p>27364</text:p>
          </table:table-cell>
          <table:table-cell office:value-type="float" office:value="4.3316316435157702" table:formula="of:=[.AC14]*100/[.AC29]" table:style-name="ce1">
            <text:p>4,33163164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N</text:p>
          </table:table-cell>
          <table:table-cell office:value-type="float" office:value="11.535478640274377" table:formula="of:=SUM(15+9803+77+98238)*100/[.B31]" table:style-name="ce10">
            <text:p>11,53547864</text:p>
          </table:table-cell>
          <table:table-cell office:value-type="float" office:value="8.0355254810742224E-2" table:formula="of:=114*100/[.C31]" table:style-name="ce2">
            <text:p>0,080355255</text:p>
          </table:table-cell>
          <table:table-cell office:value-type="float" office:value="4.8270313757039419E-2" table:formula="of:=129*100/[.D31]" table:style-name="ce2">
            <text:p>0,048270314</text:p>
          </table:table-cell>
          <table:table-cell office:value-type="float" office:value="4.7470357399046377E-3" table:formula="of:=9*100/[.E31]" table:style-name="ce2">
            <text:p>0,004747036</text:p>
          </table:table-cell>
          <table:table-cell office:value-type="float" office:value="17.61191728535853" table:formula="of:=121077*100/[.F31]" table:style-name="ce10">
            <text:p>17,61191729</text:p>
          </table:table-cell>
          <table:table-cell office:value-type="float" office:value="3.5809564734740648E-3" table:formula="of:=2*100/[.G31]" table:style-name="ce2">
            <text:p>0,003580956</text:p>
          </table:table-cell>
          <table:table-cell office:value-type="float" office:value="1.8253391756683928" table:formula="of:=1558*100/[.H31]" table:style-name="ce2">
            <text:p>1,825339176</text:p>
          </table:table-cell>
          <table:table-cell office:value-type="float" office:value="1.662040653514385E-3" table:formula="of:=1*100/[.I31]" table:style-name="ce2">
            <text:p>0,001662041</text:p>
          </table:table-cell>
          <table:table-cell office:value-type="float" office:value="9.5352065679929812" table:formula="of:=46294*100/[.J31]" table:style-name="ce2">
            <text:p>9,535206568</text:p>
          </table:table-cell>
          <table:table-cell office:value-type="float" office:value="0" table:style-name="ce7">
            <text:p>0</text:p>
          </table:table-cell>
          <table:table-cell office:value-type="float" office:value="0.4329004329004329" table:formula="of:=1*100/[.L31]" table:style-name="ce2">
            <text:p>0,432900433</text:p>
          </table:table-cell>
          <table:table-cell office:value-type="float" office:value="3.4440272805766566E-2" table:formula="of:=71*100/[.M31]" table:style-name="ce2">
            <text:p>0,034440273</text:p>
          </table:table-cell>
          <table:table-cell office:value-type="float" office:value="0.19927335189357934" table:formula="of:=413*100/[.N31]" table:style-name="ce2">
            <text:p>0,199273352</text:p>
          </table:table-cell>
          <table:table-cell office:value-type="float" office:value="0.23050394144144143" table:formula="of:=655*100/[.O31]" table:style-name="ce2">
            <text:p>0,230503941</text:p>
          </table:table-cell>
          <table:table-cell office:value-type="float" office:value="0" table:style-name="ce7">
            <text:p>0</text:p>
          </table:table-cell>
          <table:table-cell office:value-type="float" office:value="19.491492920847435" table:formula="of:=66067*100/[.Q31]" table:style-name="ce10">
            <text:p>19,49149292</text:p>
          </table:table-cell>
          <table:table-cell office:value-type="float" office:value="4.8774911404946081E-2" table:formula="of:=64*100/[.R31]" table:style-name="ce2">
            <text:p>0,048774911</text:p>
          </table:table-cell>
          <table:table-cell office:value-type="float" office:value="0" table:style-name="ce7">
            <text:p>0</text:p>
          </table:table-cell>
          <table:table-cell office:value-type="float" office:value="1.3271458921379453" table:formula="of:=7490*100/[.T31]" table:style-name="ce2">
            <text:p>1,327145892</text:p>
          </table:table-cell>
          <table:table-cell office:value-type="float" office:value="0.3921609027255526" table:formula="of:=1142*100/[.U31]" table:style-name="ce6">
            <text:p>0,392160903</text:p>
          </table:table-cell>
          <table:table-cell office:value-type="float" office:value="1.254374631527452E-2" table:formula="of:=20*100/[.V31]" table:style-name="ce2">
            <text:p>0,012543746</text:p>
          </table:table-cell>
          <table:table-cell office:value-type="float" office:value="6.6345125862571681" table:formula="of:=10922*100/[.W31]" table:style-name="ce2">
            <text:p>6,634512586</text:p>
          </table:table-cell>
          <table:table-cell office:value-type="float" office:value="2.132150700411505E-3" table:formula="of:=1*100/[.X31]" table:style-name="ce2">
            <text:p>0,002132151</text:p>
          </table:table-cell>
          <table:table-cell office:value-type="float" office:value="4.3478260869565215" table:formula="of:=2*100/[.Y31]" table:style-name="ce2">
            <text:p>4,34782608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8773709748566387" table:formula="of:=1064*100/[.AB31]" table:style-name="ce2">
            <text:p>1,877370975</text:p>
          </table:table-cell>
          <table:table-cell office:value-type="float" office:value="4816" table:style-name="ce5">
            <text:p>4816</text:p>
          </table:table-cell>
          <table:table-cell office:value-type="float" office:value="0.76235703826823376" table:formula="of:=[.AC15]*100/[.AC29]" table:style-name="ce1">
            <text:p>0,76235703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Ñ</text:p>
          </table:table-cell>
          <table:table-cell office:value-type="float" office:value="0.59857370692184186" table:formula="of:=SUM(1+714+4896)*100/[.B31]" table:style-name="ce2">
            <text:p>0,59857370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42008983638606373" table:formula="of:=2888*100/[.F31]" table:style-name="ce2">
            <text:p>0,4200898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41049956128245585" table:formula="of:=1993*100/[.J31]" table:style-name="ce2">
            <text:p>0,41049956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0*100/[.O31]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39769525568441644" table:formula="of:=1348*100/[.Q31]" table:style-name="ce2">
            <text:p>0,39769525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0*100/[.T31]" table:style-name="ce7">
            <text:p>0</text:p>
          </table:table-cell>
          <table:table-cell office:value-type="float" office:value="3.4339833863883764E-4" table:formula="of:=1*100/[.U31]" table:style-name="ce2">
            <text:p>0,000343398</text:p>
          </table:table-cell>
          <table:table-cell office:value-type="float" office:value="0" table:style-name="ce7">
            <text:p>0</text:p>
          </table:table-cell>
          <table:table-cell office:value-type="float" office:value="1.5520215764408591" table:formula="of:=2555*100/[.W31]" table:style-name="ce2">
            <text:p>1,55202157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35" table:style-name="ce5">
            <text:p>235</text:p>
          </table:table-cell>
          <table:table-cell office:value-type="float" office:value="3.7199730895563735E-2" table:formula="of:=[.AC16]*100/[.AC29]" table:style-name="ce1">
            <text:p>0,03719973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O</text:p>
          </table:table-cell>
          <table:table-cell office:value-type="float" office:value="3.8297622667072047E-2" table:formula="of:=SUM(153+1+205)*100/[.B31]" table:style-name="ce2">
            <text:p>0,038297623</text:p>
          </table:table-cell>
          <table:table-cell office:value-type="float" office:value="10.158595897652781" table:formula="of:=14412*100/[.C31]" table:style-name="ce10">
            <text:p>10,1585959</text:p>
          </table:table-cell>
          <table:table-cell office:value-type="float" office:value="19.748919530767648" table:formula="of:=52778*100/[.D31]" table:style-name="ce10">
            <text:p>19,74891953</text:p>
          </table:table-cell>
          <table:table-cell office:value-type="float" office:value="18.946474534790497" table:formula="of:=35921*100/[.E31]" table:style-name="ce10">
            <text:p>18,94647453</text:p>
          </table:table-cell>
          <table:table-cell office:value-type="float" office:value="0.89909116298554703" table:formula="of:=6181*100/[.F31]" table:style-name="ce2">
            <text:p>0,899091163</text:p>
          </table:table-cell>
          <table:table-cell office:value-type="float" office:value="13.131367388229396" table:formula="of:=7334*100/[.G31]" table:style-name="ce10">
            <text:p>13,13136739</text:p>
          </table:table-cell>
          <table:table-cell office:value-type="float" office:value="10.520889472080981" table:formula="of:=8980*100/[.H31]" table:style-name="ce10">
            <text:p>10,52088947</text:p>
          </table:table-cell>
          <table:table-cell office:value-type="float" office:value="14.072498213306298" table:formula="of:=8467*100/[.I31]" table:style-name="ce10">
            <text:p>14,07249821</text:p>
          </table:table-cell>
          <table:table-cell office:value-type="float" office:value="3.5431076032016082" table:formula="of:=17202*100/[.J31]" table:style-name="ce2">
            <text:p>3,543107603</text:p>
          </table:table-cell>
          <table:table-cell office:value-type="float" office:value="9.8821372446306963" table:formula="of:=3773*100/[.K31]" table:style-name="ce2">
            <text:p>9,882137245</text:p>
          </table:table-cell>
          <table:table-cell office:value-type="float" office:value="4.329004329004329" table:formula="of:=10*100/[.L31]" table:style-name="ce2">
            <text:p>4,329004329</text:p>
          </table:table-cell>
          <table:table-cell office:value-type="float" office:value="0.97887986650756231" table:formula="of:=2018*100/[.M31]" table:style-name="ce2">
            <text:p>0,978879867</text:p>
          </table:table-cell>
          <table:table-cell office:value-type="float" office:value="49.178540238259515" table:formula="of:=101924*100/[.N31]" table:style-name="ce10">
            <text:p>49,17854024</text:p>
          </table:table-cell>
          <table:table-cell office:value-type="float" office:value="3.5483530405405403" table:formula="of:=10083*100/[.O31]" table:style-name="ce2">
            <text:p>3,548353041</text:p>
          </table:table-cell>
          <table:table-cell office:value-type="float" office:value="13.353317890720806" table:formula="of:=1960*100/[.P31]" table:style-name="ce10">
            <text:p>13,35331789</text:p>
          </table:table-cell>
          <table:table-cell office:value-type="float" office:value="7.9952087752579268E-2" table:formula="of:=271*100/[.Q31]" table:style-name="ce2">
            <text:p>0,079952088</text:p>
          </table:table-cell>
          <table:table-cell office:value-type="float" office:value="12.07712532865907" table:formula="of:=15847*100/[.R31]" table:style-name="ce10">
            <text:p>12,07712533</text:p>
          </table:table-cell>
          <table:table-cell office:value-type="float" office:value="0" table:style-name="ce7">
            <text:p>0</text:p>
          </table:table-cell>
          <table:table-cell office:value-type="float" office:value="7.806948999679288" table:formula="of:=44060*100/[.T31]" table:style-name="ce2">
            <text:p>7,806949</text:p>
          </table:table-cell>
          <table:table-cell office:value-type="float" office:value="6.418801745837154" table:formula="of:=18692*100/[.U31]" table:style-name="ce2">
            <text:p>6,418801746</text:p>
          </table:table-cell>
          <table:table-cell office:value-type="float" office:value="13.609964752072853" table:formula="of:=21700*100/[.V31]" table:style-name="ce10">
            <text:p>13,60996475</text:p>
          </table:table-cell>
          <table:table-cell office:value-type="float" office:value="0.23204393041111868" table:formula="of:=382*100/[.W31]" table:style-name="ce2">
            <text:p>0,23204393</text:p>
          </table:table-cell>
          <table:table-cell office:value-type="float" office:value="11.824907784482207" table:formula="of:=5546*100/[.X31]" table:style-name="ce10">
            <text:p>11,82490778</text:p>
          </table:table-cell>
          <table:table-cell office:value-type="float" office:value="6.5217391304347823" table:formula="of:=3*100/[.Y31]" table:style-name="ce2">
            <text:p>6,52173913</text:p>
          </table:table-cell>
          <table:table-cell office:value-type="float" office:value="3.5182679296346415" table:formula="of:=312*100/[.Z31]" table:style-name="ce2">
            <text:p>3,51826793</text:p>
          </table:table-cell>
          <table:table-cell office:value-type="float" office:value="10.853191752068156" table:formula="of:=879*100/[.AA31]" table:style-name="ce10">
            <text:p>10,85319175</text:p>
          </table:table-cell>
          <table:table-cell office:value-type="float" office:value="10.531980591089546" table:formula="of:=5969*100/[.AB31]" table:style-name="ce10">
            <text:p>10,53198059</text:p>
          </table:table-cell>
          <table:table-cell office:value-type="float" office:value="7116" table:style-name="ce5">
            <text:p>7116</text:p>
          </table:table-cell>
          <table:table-cell office:value-type="float" office:value="1.1264395108631129" table:formula="of:=[.AC17]*100/[.AC29]" table:style-name="ce1">
            <text:p>1,12643951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P</text:p>
          </table:table-cell>
          <table:table-cell office:value-type="float" office:value="2.5480187114290134" table:formula="of:=SUM(2479+21406)*100/[.B31]" table:style-name="ce2">
            <text:p>2,548018711</text:p>
          </table:table-cell>
          <table:table-cell office:value-type="float" office:value="2.1146119687037428E-3" table:formula="of:=3*100/[.C31]" table:style-name="ce2">
            <text:p>0,002114612</text:p>
          </table:table-cell>
          <table:table-cell office:value-type="float" office:value="3.7418847873673972E-4" table:formula="of:=1*100/[.D31]" table:style-name="ce2">
            <text:p>0,000374188</text:p>
          </table:table-cell>
          <table:table-cell office:value-type="float" office:value="0" table:style-name="ce7">
            <text:p>0</text:p>
          </table:table-cell>
          <table:table-cell office:value-type="float" office:value="1.2701608210952591" table:formula="of:=8732*100/[.F31]" table:style-name="ce2">
            <text:p>1,270160821</text:p>
          </table:table-cell>
          <table:table-cell office:value-type="float" office:value="0" table:formula="of:=0" table:style-name="ce7">
            <text:p>0</text:p>
          </table:table-cell>
          <table:table-cell office:value-type="float" office:value="1.1715912552428709E-3" table:formula="of:=1*100/[.H31]" table:style-name="ce2">
            <text:p>0,001171591</text:p>
          </table:table-cell>
          <table:table-cell office:value-type="float" office:value="1.662040653514385E-3" table:formula="of:=1*100/[.I31]" table:style-name="ce2">
            <text:p>0,001662041</text:p>
          </table:table-cell>
          <table:table-cell office:value-type="float" office:value="1.1554955036600989" table:formula="of:=5610*100/[.J31]" table:style-name="ce2">
            <text:p>1,1554955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78339493776497182" table:formula="of:=1615*100/[.M31]" table:style-name="ce2">
            <text:p>0,783394938</text:p>
          </table:table-cell>
          <table:table-cell office:value-type="float" office:value="10.248826313732492" table:formula="of:=21241*100/[.N31]" table:style-name="ce10">
            <text:p>10,24882631</text:p>
          </table:table-cell>
          <table:table-cell office:value-type="float" office:value="3.519144144144144E-4" table:formula="of:=1*100/[.O31]" table:style-name="ce2">
            <text:p>0,000351914</text:p>
          </table:table-cell>
          <table:table-cell office:value-type="float" office:value="0" table:style-name="ce7">
            <text:p>0</text:p>
          </table:table-cell>
          <table:table-cell office:value-type="float" office:value="2.184078618569536" table:formula="of:=7403*100/[.Q31]" table:style-name="ce2">
            <text:p>2,184078619</text:p>
          </table:table-cell>
          <table:table-cell office:value-type="float" office:value="2.2863239721068475E-3" table:formula="of:=3*100/[.R31]" table:style-name="ce2">
            <text:p>0,002286324</text:p>
          </table:table-cell>
          <table:table-cell office:value-type="float" office:value="0" table:style-name="ce7">
            <text:p>0</text:p>
          </table:table-cell>
          <table:table-cell office:value-type="float" office:value="0.50144497660218756" table:formula="of:=2830*100/[.T31]" table:style-name="ce2">
            <text:p>0,501444977</text:p>
          </table:table-cell>
          <table:table-cell office:value-type="float" office:value="5.8491039020353224" table:formula="of:=17033*100/[.U31]" table:style-name="ce2">
            <text:p>5,849103902</text:p>
          </table:table-cell>
          <table:table-cell office:value-type="float" office:value="2.508749263054904E-3" table:formula="of:=4*100/[.V31]" table:style-name="ce2">
            <text:p>0,002508749</text:p>
          </table:table-cell>
          <table:table-cell office:value-type="float" office:value="2.0956847118281661" table:formula="of:=3450*100/[.W31]" table:style-name="ce2">
            <text:p>2,0956847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.387911592241768" table:formula="of:=1808*100/[.Z31]" table:style-name="ce2">
            <text:p>20,38791159</text:p>
          </table:table-cell>
          <table:table-cell office:value-type="float" office:value="0" table:style-name="ce7">
            <text:p>0</text:p>
          </table:table-cell>
          <table:table-cell office:value-type="float" office:value="0.12174680194089105" table:formula="of:=69*100/[.AB31]" table:style-name="ce2">
            <text:p>0,121746802</text:p>
          </table:table-cell>
          <table:table-cell office:value-type="float" office:value="38886" table:style-name="ce5">
            <text:p>38886</text:p>
          </table:table-cell>
          <table:table-cell office:value-type="float" office:value="6.1555265344888994" table:formula="of:=[.AC18]*100/[.AC29]" table:style-name="ce1">
            <text:p>6,15552653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Q</text:p>
          </table:table-cell>
          <table:table-cell office:value-type="float" office:value="0.42682113730071103" table:formula="of:=SUM(489+5+3507)*100/[.B31]" table:style-name="ce2">
            <text:p>0,426821137</text:p>
          </table:table-cell>
          <table:table-cell office:value-type="float" office:value="0" table:style-name="ce7">
            <text:p>0</text:p>
          </table:table-cell>
          <table:table-cell office:value-type="float" office:value="1.1225654362102191E-3" table:formula="of:=3*100/[.D31]" table:style-name="ce2">
            <text:p>0,001122565</text:p>
          </table:table-cell>
          <table:table-cell office:value-type="float" office:value="3.1646904932697582E-2" table:formula="of:=60*100/[.E31]" table:style-name="ce2">
            <text:p>0,031646905</text:p>
          </table:table-cell>
          <table:table-cell office:value-type="float" office:value="0.26997463169409081" table:formula="of:=1856*100/[.F31]" table:style-name="ce2">
            <text:p>0,2699746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73387352576487208" table:formula="of:=3563*100/[.J31]" table:style-name="ce2">
            <text:p>0,73387352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8522366774353153" table:formula="of:=588*100/[.M31]" table:style-name="ce2">
            <text:p>0,285223668</text:p>
          </table:table-cell>
          <table:table-cell office:value-type="float" office:value="4.8250206269631802E-4" table:formula="of:=1*100/[.N31]" table:style-name="ce2">
            <text:p>0,000482502</text:p>
          </table:table-cell>
          <table:table-cell office:value-type="float" office:value="0.94031531531531531" table:formula="of:=2672*100/[.O31]" table:style-name="ce2">
            <text:p>0,940315315</text:p>
          </table:table-cell>
          <table:table-cell office:value-type="float" office:value="0" table:style-name="ce7">
            <text:p>0</text:p>
          </table:table-cell>
          <table:table-cell office:value-type="float" office:value="0.74258082979056095" table:formula="of:=2517*100/[.Q31]" table:style-name="ce2">
            <text:p>0,7425808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803130575917529" table:formula="of:=1582*100/[.T31]" table:style-name="ce2">
            <text:p>0,280313058</text:p>
          </table:table-cell>
          <table:table-cell office:value-type="float" office:value="1.3196798153890532" table:formula="of:=3843*100/[.U31]" table:style-name="ce2">
            <text:p>1,319679815</text:p>
          </table:table-cell>
          <table:table-cell office:value-type="float" office:value="0" table:style-name="ce7">
            <text:p>0</text:p>
          </table:table-cell>
          <table:table-cell office:value-type="float" office:value="0.19134512586257169" table:formula="of:=315*100/[.W31]" table:style-name="ce2">
            <text:p>0,19134512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65403698691926027" table:formula="of:=58*100/[.Z31]" table:style-name="ce2">
            <text:p>0,654036987</text:p>
          </table:table-cell>
          <table:table-cell office:value-type="float" office:value="0" table:style-name="ce7">
            <text:p>0</text:p>
          </table:table-cell>
          <table:table-cell office:value-type="float" office:value="0.57344508160564622" table:formula="of:=325*100/[.AB31]" table:style-name="ce2">
            <text:p>0,573445082</text:p>
          </table:table-cell>
          <table:table-cell office:value-type="float" office:value="1932" table:style-name="ce5">
            <text:p>1932</text:p>
          </table:table-cell>
          <table:table-cell office:value-type="float" office:value="0.30582927697969847" table:formula="of:=[.AC19]*100/[.AC29]" table:style-name="ce1">
            <text:p>0,30582927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R</text:p>
          </table:table-cell>
          <table:table-cell office:value-type="float" office:value="28.460254215138761" table:formula="of:=SUM(16+19005+62+247702)*100/[.B31]" table:style-name="ce10">
            <text:p>28,46025422</text:p>
          </table:table-cell>
          <table:table-cell office:value-type="float" office:value="13.157820539930922" table:formula="of:=18667*100/[.C31]" table:style-name="ce10">
            <text:p>13,15782054</text:p>
          </table:table-cell>
          <table:table-cell office:value-type="float" office:value="3.0956612845890477" table:formula="of:=8273*100/[.D31]" table:style-name="ce2">
            <text:p>3,095661285</text:p>
          </table:table-cell>
          <table:table-cell office:value-type="float" office:value="3.7469935440313935" table:formula="of:=7104*100/[.E31]" table:style-name="ce2">
            <text:p>3,746993544</text:p>
          </table:table-cell>
          <table:table-cell office:value-type="float" office:value="9.9067307468522348" table:formula="of:=68106*100/[.F31]" table:style-name="ce2">
            <text:p>9,906730747</text:p>
          </table:table-cell>
          <table:table-cell office:value-type="float" office:value="11.937118404325796" table:formula="of:=6667*100/[.G31]" table:style-name="ce10">
            <text:p>11,9371184</text:p>
          </table:table-cell>
          <table:table-cell office:value-type="float" office:value="14.326217869109826" table:formula="of:=12228*100/[.H31]" table:style-name="ce10">
            <text:p>14,32621787</text:p>
          </table:table-cell>
          <table:table-cell office:value-type="float" office:value="6.6481626140575401E-3" table:formula="of:=4*100/[.I31]" table:style-name="ce2">
            <text:p>0,006648163</text:p>
          </table:table-cell>
          <table:table-cell office:value-type="float" office:value="3.3688564096015292" table:formula="of:=16356*100/[.J31]" table:style-name="ce2">
            <text:p>3,36885641</text:p>
          </table:table-cell>
          <table:table-cell office:value-type="float" office:value="0" table:style-name="ce7">
            <text:p>0</text:p>
          </table:table-cell>
          <table:table-cell office:value-type="float" office:value="3.4632034632034632" table:formula="of:=8*100/[.L31]" table:style-name="ce2">
            <text:p>3,463203463</text:p>
          </table:table-cell>
          <table:table-cell office:value-type="float" office:value="2.8619381627327144E-2" table:formula="of:=59*100/[.M31]" table:style-name="ce2">
            <text:p>0,028619382</text:p>
          </table:table-cell>
          <table:table-cell office:value-type="float" office:value="0" table:style-name="ce7">
            <text:p>0</text:p>
          </table:table-cell>
          <table:table-cell office:value-type="float" office:value="1.4354588963963963" table:formula="of:=4079*100/[.O31]" table:style-name="ce2">
            <text:p>1,435458896</text:p>
          </table:table-cell>
          <table:table-cell office:value-type="float" office:value="0" table:style-name="ce7">
            <text:p>0</text:p>
          </table:table-cell>
          <table:table-cell office:value-type="float" office:value="13.724616687269327" table:formula="of:=46520*100/[.Q31]" table:style-name="ce10">
            <text:p>13,72461669</text:p>
          </table:table-cell>
          <table:table-cell office:value-type="float" office:value="12.303471401897649" table:formula="of:=16144*100/[.R31]" table:style-name="ce10">
            <text:p>12,3034714</text:p>
          </table:table-cell>
          <table:table-cell office:value-type="float" office:value="0" table:style-name="ce7">
            <text:p>0</text:p>
          </table:table-cell>
          <table:table-cell office:value-type="float" office:value="5.7650225295861395" table:formula="of:=32536*100/[.T31]" table:style-name="ce2">
            <text:p>5,76502253</text:p>
          </table:table-cell>
          <table:table-cell office:value-type="float" office:value="0.30802830975903739" table:formula="of:=897*100/[.U31]" table:style-name="ce2">
            <text:p>0,30802831</text:p>
          </table:table-cell>
          <table:table-cell office:value-type="float" office:value="7.5488265325322059" table:formula="of:=12036*100/[.V31]" table:style-name="ce2">
            <text:p>7,548826533</text:p>
          </table:table-cell>
          <table:table-cell office:value-type="float" office:value="11.155117115365925" table:formula="of:=18364*100/[.W31]" table:style-name="ce10">
            <text:p>11,15511712</text:p>
          </table:table-cell>
          <table:table-cell office:value-type="float" office:value="0" table:style-name="ce7">
            <text:p>0</text:p>
          </table:table-cell>
          <table:table-cell office:value-type="float" office:value="2.1739130434782608" table:formula="of:=1*100/[.Y31]" table:style-name="ce2">
            <text:p>2,173913043</text:p>
          </table:table-cell>
          <table:table-cell office:value-type="float" office:value="0" table:style-name="ce7">
            <text:p>0</text:p>
          </table:table-cell>
          <table:table-cell office:value-type="float" office:value="2.4694406716878628E-2" table:formula="of:=2*100/[.AA31]" table:style-name="ce2">
            <text:p>0,024694407</text:p>
          </table:table-cell>
          <table:table-cell office:value-type="float" office:value="5.2933392148213501E-3" table:formula="of:=3*100/[.AB31]" table:style-name="ce2">
            <text:p>0,005293339</text:p>
          </table:table-cell>
          <table:table-cell office:value-type="float" office:value="46394" table:style-name="ce5">
            <text:p>46394</text:p>
          </table:table-cell>
          <table:table-cell office:value-type="float" office:value="7.344018362420357" table:formula="of:=[.AC20]*100/[.AC29]" table:style-name="ce1">
            <text:p>7,34401836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S</text:p>
          </table:table-cell>
          <table:table-cell office:value-type="float" office:value="15.956027075032404" table:formula="of:=SUM(10+3741+30+145790)*100/[.B31]" table:style-name="ce11">
            <text:p>15,95602708</text:p>
          </table:table-cell>
          <table:table-cell office:value-type="float" office:value="1.2025093395361952" table:formula="of:=1706*100/[.C31]" table:style-name="ce2">
            <text:p>1,20250934</text:p>
          </table:table-cell>
          <table:table-cell office:value-type="float" office:value="2.6193193511571777E-3" table:formula="of:=7*100/[.D31]" table:style-name="ce2">
            <text:p>0,002619319</text:p>
          </table:table-cell>
          <table:table-cell office:value-type="float" office:value="9.0721127473733065E-2" table:formula="of:=172*100/[.E31]" table:style-name="ce2">
            <text:p>0,090721127</text:p>
          </table:table-cell>
          <table:table-cell office:value-type="float" office:value="19.305949915051087" table:formula="of:=132723*100/[.F31]" table:style-name="ce10">
            <text:p>19,30594992</text:p>
          </table:table-cell>
          <table:table-cell office:value-type="float" office:value="1.7904782367370324E-3" table:formula="of:=1*100/[.G31]" table:style-name="ce2">
            <text:p>0,001790478</text:p>
          </table:table-cell>
          <table:table-cell office:value-type="float" office:value="2.3431825104857419E-3" table:formula="of:=2*100/[.H31]" table:style-name="ce2">
            <text:p>0,002343183</text:p>
          </table:table-cell>
          <table:table-cell office:value-type="float" office:value="0" table:style-name="ce2">
            <text:p>0</text:p>
          </table:table-cell>
          <table:table-cell office:value-type="float" office:value="23.661087607568188" table:formula="of:=114876*100/[.J31]" table:style-name="ce2">
            <text:p>23,6610876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90175305839324005" table:formula="of:=1859*100/[.M31]" table:style-name="ce2">
            <text:p>0,901753058</text:p>
          </table:table-cell>
          <table:table-cell office:value-type="float" office:value="1.447506188088954E-3" table:formula="of:=3*100/[.N31]" table:style-name="ce2">
            <text:p>0,001447506</text:p>
          </table:table-cell>
          <table:table-cell office:value-type="float" office:value="4.5942426801801801" table:formula="of:=13055*100/[.O31]" table:style-name="ce2">
            <text:p>4,59424268</text:p>
          </table:table-cell>
          <table:table-cell office:value-type="float" office:value="0" table:style-name="ce7">
            <text:p>0</text:p>
          </table:table-cell>
          <table:table-cell office:value-type="float" office:value="29.212309671252356" table:formula="of:=99016*100/[.Q31]" table:style-name="ce10">
            <text:p>29,21230967</text:p>
          </table:table-cell>
          <table:table-cell office:value-type="float" office:value="0.32694432801127921" table:formula="of:=429*100/[.R31]" table:style-name="ce2">
            <text:p>0,326944328</text:p>
          </table:table-cell>
          <table:table-cell office:value-type="float" office:value="0" table:style-name="ce7">
            <text:p>0</text:p>
          </table:table-cell>
          <table:table-cell office:value-type="float" office:value="0.67491304447976408" table:formula="of:=3809*100/[.T31]" table:style-name="ce2">
            <text:p>0,674913044</text:p>
          </table:table-cell>
          <table:table-cell office:value-type="float" office:value="5.8377717568602406E-3" table:formula="of:=17*100/[.U31]" table:style-name="ce2">
            <text:p>0,005837772</text:p>
          </table:table-cell>
          <table:table-cell office:value-type="float" office:value="4.3903112103460817E-3" table:formula="of:=7*100/[.V31]" table:style-name="ce2">
            <text:p>0,004390311</text:p>
          </table:table-cell>
          <table:table-cell office:value-type="float" office:value="5.5046651764019829" table:formula="of:=9062*100/[.W31]" table:style-name="ce2">
            <text:p>5,504665176</text:p>
          </table:table-cell>
          <table:table-cell office:value-type="float" office:value="0" table:style-name="ce7">
            <text:p>0</text:p>
          </table:table-cell>
          <table:table-cell office:value-type="float" office:value="2.1739130434782608" table:formula="of:=1*100/[.Y31]" table:style-name="ce2">
            <text:p>2,173913043</text:p>
          </table:table-cell>
          <table:table-cell office:value-type="float" office:value="0" table:style-name="ce7">
            <text:p>0</text:p>
          </table:table-cell>
          <table:table-cell office:value-type="float" office:value="1.2347203358439314E-2" table:formula="of:=1*100/[.AA31]" table:style-name="ce2">
            <text:p>0,012347203</text:p>
          </table:table-cell>
          <table:table-cell office:value-type="float" office:value="1.7644464049404499E-3" table:formula="of:=1*100/[.AB31]" table:style-name="ce2">
            <text:p>0,001764446</text:p>
          </table:table-cell>
          <table:table-cell office:value-type="float" office:value="26734" table:style-name="ce5">
            <text:p>26734</text:p>
          </table:table-cell>
          <table:table-cell office:value-type="float" office:value="4.2319047053702166" table:formula="of:=[.AC21]*100/[.AC29]" table:style-name="ce1">
            <text:p>4,23190470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T</text:p>
          </table:table-cell>
          <table:table-cell office:value-type="float" office:value="0.78707481904639987" table:formula="of:=SUM(4943+19+2416)*100/[.B31]" table:style-name="ce2">
            <text:p>0,787074819</text:p>
          </table:table-cell>
          <table:table-cell office:value-type="float" office:value="0.200183266370621" table:formula="of:=284*100/[.C31]" table:style-name="ce2">
            <text:p>0,200183266</text:p>
          </table:table-cell>
          <table:table-cell office:value-type="float" office:value="1.9846956912196674" table:formula="of:=5304*100/[.D31]" table:style-name="ce2">
            <text:p>1,984695691</text:p>
          </table:table-cell>
          <table:table-cell office:value-type="float" office:value="5.2744841554495968E-4" table:formula="of:=1*100/[.E31]" table:style-name="ce2">
            <text:p>0,000527448</text:p>
          </table:table-cell>
          <table:table-cell office:value-type="float" office:value="3.277951683850397" table:formula="of:=22535*100/[.F31]" table:style-name="ce2">
            <text:p>3,277951684</text:p>
          </table:table-cell>
          <table:table-cell office:value-type="float" office:value="5.0133390628636906E-2" table:formula="of:=28*100/[.G31]" table:style-name="ce2">
            <text:p>0,050133391</text:p>
          </table:table-cell>
          <table:table-cell office:value-type="float" office:value="3.5147737657286126E-3" table:formula="of:=3*100/[.H31]" table:style-name="ce2">
            <text:p>0,003514774</text:p>
          </table:table-cell>
          <table:table-cell office:value-type="float" office:value="1.1634284574600695E-2" table:formula="of:=7*100/[.I31]" table:style-name="ce2">
            <text:p>0,011634285</text:p>
          </table:table-cell>
          <table:table-cell office:value-type="float" office:value="3.6594810362796752" table:formula="of:=17767*100/[.J31]" table:style-name="ce2">
            <text:p>3,6594810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8685060682790535" table:formula="of:=3852*100/[.M31]" table:style-name="ce2">
            <text:p>1,868506068</text:p>
          </table:table-cell>
          <table:table-cell office:value-type="float" office:value="1.9300082507852721E-3" table:formula="of:=4*100/[.N31]" table:style-name="ce2">
            <text:p>0,001930008</text:p>
          </table:table-cell>
          <table:table-cell office:value-type="float" office:value="16.882038288288289" table:formula="of:=47972*100/[.O31]" table:style-name="ce2">
            <text:p>16,88203829</text:p>
          </table:table-cell>
          <table:table-cell office:value-type="float" office:value="0" table:style-name="ce7">
            <text:p>0</text:p>
          </table:table-cell>
          <table:table-cell office:value-type="float" office:value="4.5829362773009823" table:formula="of:=15534*100/[.Q31]" table:style-name="ce2">
            <text:p>4,582936277</text:p>
          </table:table-cell>
          <table:table-cell office:value-type="float" office:value="1.2864382883054528" table:formula="of:=1688*100/[.R31]" table:style-name="ce2">
            <text:p>1,286438288</text:p>
          </table:table-cell>
          <table:table-cell office:value-type="float" office:value="0" table:style-name="ce7">
            <text:p>0</text:p>
          </table:table-cell>
          <table:table-cell office:value-type="float" office:value="1.9675070742723288" table:formula="of:=11104*100/[.T31]" table:style-name="ce2">
            <text:p>1,967507074</text:p>
          </table:table-cell>
          <table:table-cell office:value-type="float" office:value="19.763604583681023" table:formula="of:=57553*100/[.U31]" table:style-name="ce10">
            <text:p>19,76360458</text:p>
          </table:table-cell>
          <table:table-cell office:value-type="float" office:value="5.6446858418735335E-3" table:formula="of:=9*100/[.V31]" table:style-name="ce2">
            <text:p>0,005644686</text:p>
          </table:table-cell>
          <table:table-cell office:value-type="float" office:value="4.4033676742151808" table:formula="of:=7249*100/[.W31]" table:style-name="ce2">
            <text:p>4,403367674</text:p>
          </table:table-cell>
          <table:table-cell office:value-type="float" office:value="0" table:style-name="ce7">
            <text:p>0</text:p>
          </table:table-cell>
          <table:table-cell office:value-type="float" office:value="4.3478260869565215" table:formula="of:=2*100/[.Y31]" table:style-name="ce2">
            <text:p>4,347826087</text:p>
          </table:table-cell>
          <table:table-cell office:value-type="float" office:value="22.37257555254849" table:formula="of:=1984*100/[.Z31]" table:style-name="ce10">
            <text:p>22,37257555</text:p>
          </table:table-cell>
          <table:table-cell office:value-type="float" office:value="1.2347203358439314E-2" table:formula="of:=1*100/[.AA31]" table:style-name="ce2">
            <text:p>0,012347203</text:p>
          </table:table-cell>
          <table:table-cell office:value-type="float" office:value="1.2351124834583149E-2" table:formula="of:=7*100/[.AB31]" table:style-name="ce2">
            <text:p>0,012351125</text:p>
          </table:table-cell>
          <table:table-cell office:value-type="float" office:value="27731" table:style-name="ce5">
            <text:p>27731</text:p>
          </table:table-cell>
          <table:table-cell office:value-type="float" office:value="4.3897265424037357" table:formula="of:=[.AC22]*100/[.AC29]" table:style-name="ce1">
            <text:p>4,38972654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U</text:p>
          </table:table-cell>
          <table:table-cell office:value-type="float" office:value="0.60998831869169345" table:formula="of:=SUM(937+15+4766)*100/[.B31]" table:style-name="ce2">
            <text:p>0,609988319</text:p>
          </table:table-cell>
          <table:table-cell office:value-type="float" office:value="4.7888912384577429" table:formula="of:=6794*100/[.C31]" table:style-name="ce2">
            <text:p>4,788891238</text:p>
          </table:table-cell>
          <table:table-cell office:value-type="float" office:value="6.586091414245355" table:formula="of:=17601*100/[.D31]" table:style-name="ce2">
            <text:p>6,586091414</text:p>
          </table:table-cell>
          <table:table-cell office:value-type="float" office:value="3.1784041520739272" table:formula="of:=6026*100/[.E31]" table:style-name="ce2">
            <text:p>3,178404152</text:p>
          </table:table-cell>
          <table:table-cell office:value-type="float" office:value="0.17382526124700351" table:formula="of:=1195*100/[.F31]" table:style-name="ce2">
            <text:p>0,173825261</text:p>
          </table:table-cell>
          <table:table-cell office:value-type="float" office:value="7.3230559882544624" table:formula="of:=4090*100/[.G31]" table:style-name="ce2">
            <text:p>7,323055988</text:p>
          </table:table-cell>
          <table:table-cell office:value-type="float" office:value="20.273215080722636" table:formula="of:=17304*100/[.H31]" table:style-name="ce10">
            <text:p>20,27321508</text:p>
          </table:table-cell>
          <table:table-cell office:value-type="float" office:value="11.74231721707913" table:formula="of:=7065*100/[.I31]" table:style-name="ce10">
            <text:p>11,74231722</text:p>
          </table:table-cell>
          <table:table-cell office:value-type="float" office:value="8.6301714087982428E-2" table:formula="of:=419*100/[.J31]" table:style-name="ce2">
            <text:p>0,086301714</text:p>
          </table:table-cell>
          <table:table-cell office:value-type="float" office:value="11.435306443163959" table:formula="of:=4366*100/[.K31]" table:style-name="ce10">
            <text:p>11,43530644</text:p>
          </table:table-cell>
          <table:table-cell office:value-type="float" office:value="5.1948051948051948" table:formula="of:=12*100/[.L31]" table:style-name="ce2">
            <text:p>5,194805195</text:p>
          </table:table-cell>
          <table:table-cell office:value-type="float" office:value="3.7219748343471384" table:formula="of:=7673*100/[.M31]" table:style-name="ce2">
            <text:p>3,721974834</text:p>
          </table:table-cell>
          <table:table-cell office:value-type="float" office:value="3.5806478072693761" table:formula="of:=7421*100/[.N31]" table:style-name="ce2">
            <text:p>3,580647807</text:p>
          </table:table-cell>
          <table:table-cell office:value-type="float" office:value="1.1124014639639639" table:formula="of:=3161*100/[.O31]" table:style-name="ce2">
            <text:p>1,112401464</text:p>
          </table:table-cell>
          <table:table-cell office:value-type="float" office:value="2.9704319389562612" table:formula="of:=436*100/[.P31]" table:style-name="ce2">
            <text:p>2,970431939</text:p>
          </table:table-cell>
          <table:table-cell office:value-type="float" office:value="5.9005230813711637E-3" table:formula="of:=20*100/[.Q31]" table:style-name="ce2">
            <text:p>0,005900523</text:p>
          </table:table-cell>
          <table:table-cell office:value-type="float" office:value="7.9525968829783178" table:formula="of:=10435*100/[.R31]" table:style-name="ce2">
            <text:p>7,952596883</text:p>
          </table:table-cell>
          <table:table-cell office:value-type="float" office:value="100" table:formula="of:=23842*100/[.S31]" table:style-name="ce2">
            <text:p>100</text:p>
          </table:table-cell>
          <table:table-cell office:value-type="float" office:value="0.45112328990430017" table:formula="of:=2546*100/[.T31]" table:style-name="ce2">
            <text:p>0,45112329</text:p>
          </table:table-cell>
          <table:table-cell office:value-type="float" office:value="3.5751201035689388" table:formula="of:=10411*100/[.U31]" table:style-name="ce2">
            <text:p>3,575120104</text:p>
          </table:table-cell>
          <table:table-cell office:value-type="float" office:value="7.5488265325322059" table:formula="of:=12036*100/[.V31]" table:style-name="ce2">
            <text:p>7,548826533</text:p>
          </table:table-cell>
          <table:table-cell office:value-type="float" office:value="3.0372242200408205E-3" table:formula="of:=5*100/[.W31]" table:style-name="ce2">
            <text:p>0,003037224</text:p>
          </table:table-cell>
          <table:table-cell office:value-type="float" office:value="1.3645764482633633" table:formula="of:=640*100/[.X31]" table:style-name="ce2">
            <text:p>1,364576448</text:p>
          </table:table-cell>
          <table:table-cell office:value-type="float" office:value="0" table:style-name="ce7">
            <text:p>0</text:p>
          </table:table-cell>
          <table:table-cell office:value-type="float" office:value="3.2927379341452414" table:formula="of:=292*100/[.Z31]" table:style-name="ce2">
            <text:p>3,292737934</text:p>
          </table:table-cell>
          <table:table-cell office:value-type="float" office:value="13.705395727867637" table:formula="of:=1110*100/[.AA31]" table:style-name="ce10">
            <text:p>13,70539573</text:p>
          </table:table-cell>
          <table:table-cell office:value-type="float" office:value="4.4234671371857077" table:formula="of:=2507*100/[.AB31]" table:style-name="ce2">
            <text:p>4,423467137</text:p>
          </table:table-cell>
          <table:table-cell office:value-type="float" office:value="2401" table:style-name="ce5">
            <text:p>2401</text:p>
          </table:table-cell>
          <table:table-cell office:value-type="float" office:value="0.38007044204361073" table:formula="of:=[.AC23]*100/[.AC29]" table:style-name="ce1">
            <text:p>0,38007044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V</text:p>
          </table:table-cell>
          <table:table-cell office:value-type="float" office:value="0.93194437777031025" table:formula="of:=SUM(2+1112+5+7617)*100/[.B31]" table:style-name="ce2">
            <text:p>0,931944378</text:p>
          </table:table-cell>
          <table:table-cell office:value-type="float" office:value="0.15295693240290406" table:formula="of:=217*100/[.C31]" table:style-name="ce2">
            <text:p>0,152956932</text:p>
          </table:table-cell>
          <table:table-cell office:value-type="float" office:value="0" table:formula="of:=0" table:style-name="ce7">
            <text:p>0</text:p>
          </table:table-cell>
          <table:table-cell office:value-type="float" office:value="0.15401493733912824" table:formula="of:=292*100/[.E31]" table:style-name="ce2">
            <text:p>0,154014937</text:p>
          </table:table-cell>
          <table:table-cell office:value-type="float" office:value="0.93851095026415621" table:formula="of:=6452*100/[.F31]" table:style-name="ce2">
            <text:p>0,93851095</text:p>
          </table:table-cell>
          <table:table-cell office:value-type="float" office:value="0" table:formula="of:=0*100/[.G31]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2197583552005538" table:formula="of:=5922*100/[.J31]" table:style-name="ce2">
            <text:p>1,2197583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3388049710410663" table:formula="of:=2760*100/[.M31]" table:style-name="ce2">
            <text:p>1,338804971</text:p>
          </table:table-cell>
          <table:table-cell office:value-type="float" office:value="4.8250206269631802E-4" table:formula="of:=1*100/[.N31]" table:style-name="ce2">
            <text:p>0,000482502</text:p>
          </table:table-cell>
          <table:table-cell office:value-type="float" office:value="1.6258445945945945" table:formula="of:=4620*100/[.O31]" table:style-name="ce2">
            <text:p>1,625844595</text:p>
          </table:table-cell>
          <table:table-cell office:value-type="float" office:value="0" table:style-name="ce7">
            <text:p>0</text:p>
          </table:table-cell>
          <table:table-cell office:value-type="float" office:value="0.91015568530150193" table:formula="of:=3085*100/[.Q31]" table:style-name="ce2">
            <text:p>0,9101556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49134520145507637" table:formula="of:=2773*100/[.T31]" table:style-name="ce2">
            <text:p>0,491345201</text:p>
          </table:table-cell>
          <table:table-cell office:value-type="float" office:value="0.72903467293025237" table:formula="of:=2123*100/[.U31]" table:style-name="ce2">
            <text:p>0,729034673</text:p>
          </table:table-cell>
          <table:table-cell office:value-type="float" office:value="1.254374631527452E-3" table:formula="of:=2*100/[.V31]" table:style-name="ce2">
            <text:p>0,001254375</text:p>
          </table:table-cell>
          <table:table-cell office:value-type="float" office:value="0.40334337642142093" table:formula="of:=664*100/[.W31]" table:style-name="ce2">
            <text:p>0,40334337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1276499774470004E-2" table:formula="of:=1*100/[.Z31]" table:style-name="ce2">
            <text:p>0,01127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775" table:style-name="ce5">
            <text:p>9775</text:p>
          </table:table-cell>
          <table:table-cell office:value-type="float" office:value="1.5473505085282362" table:formula="of:=[.AC24]*100/[.AC29]" table:style-name="ce1">
            <text:p>1,54735050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W</text:p>
          </table:table-cell>
          <table:table-cell office:value-type="float" office:value="6.4007168802905927E-4" table:formula="of:=SUM(6)*100/[.B31]" table:style-name="ce2">
            <text:p>0,00064007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0548968310899194E-3" table:formula="of:=2*100/[.E31]" table:style-name="ce2">
            <text:p>0,001054897</text:p>
          </table:table-cell>
          <table:table-cell office:value-type="float" office:value="2.9092093932552889E-4" table:formula="of:=2*100/[.F31]" table:style-name="ce2">
            <text:p>0,0002909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.1194135602855579E-4" table:formula="of:=2*100/[.J31]" table:style-name="ce2">
            <text:p>0,000411941</text:p>
          </table:table-cell>
          <table:table-cell office:value-type="float" office:value="0" table:style-name="ce7">
            <text:p>0</text:p>
          </table:table-cell>
          <table:table-cell office:value-type="float" office:value="0.4329004329004329" table:formula="of:=1*100/[.L31]" table:style-name="ce2">
            <text:p>0,432900433</text:p>
          </table:table-cell>
          <table:table-cell office:value-type="float" office:value="0" table:formula="of:=0*100/[.M31]" table:style-name="ce7">
            <text:p>0</text:p>
          </table:table-cell>
          <table:table-cell office:value-type="float" office:value="0" table:formula="of:=0" table:style-name="ce7">
            <text:p>0</text:p>
          </table:table-cell>
          <table:table-cell office:value-type="float" office:value="0" table:formula="of:=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.9005230813711639E-4" table:formula="of:=2*100/[.Q31]" table:style-name="ce2">
            <text:p>0,0005900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.0875615067447003E-4" table:formula="of:=4*100/[.T31]" table:style-name="ce2">
            <text:p>0,000708756</text:p>
          </table:table-cell>
          <table:table-cell office:value-type="float" office:value="3.4339833863883764E-4" table:formula="of:=1*100/[.U31]" table:style-name="ce2">
            <text:p>0,000343398</text:p>
          </table:table-cell>
          <table:table-cell office:value-type="float" office:value="1.254374631527452E-3" table:formula="of:=2*100/[.V31]" table:style-name="ce2">
            <text:p>0,001254375</text:p>
          </table:table-cell>
          <table:table-cell office:value-type="float" office:value="6.0744484400816409E-4" table:formula="of:=1*100/[.W31]" table:style-name="ce2">
            <text:p>0,00060744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1276499774470004E-2" table:formula="of:=1*100/[.Z31]" table:style-name="ce2">
            <text:p>0,01127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3" table:style-name="ce5">
            <text:p>23</text:p>
          </table:table-cell>
          <table:table-cell office:value-type="float" office:value="3.6408247259487911E-3" table:formula="of:=[.AC25]*100/[.AC29]" table:style-name="ce1">
            <text:p>0,00364082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X</text:p>
          </table:table-cell>
          <table:table-cell office:value-type="float" office:value="3.6057371758970336E-2" table:formula="of:=SUM(133+1+204)*100/[.B31]" table:style-name="ce2">
            <text:p>0,03605737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0438243302999977" table:formula="of:=7176*100/[.F31]" table:style-name="ce2">
            <text:p>1,043824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.4468822218468974E-2" table:formula="of:=313*100/[.J31]" table:style-name="ce2">
            <text:p>0,0644688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22628506017058411" table:formula="of:=767*100/[.Q31]" table:style-name="ce2">
            <text:p>0,226285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.5437807533723501E-4" table:formula="of:=2*100/[.T31]" table:style-name="ce2">
            <text:p>0,00035437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11662941004956751" table:formula="of:=192*100/[.W31]" table:style-name="ce2">
            <text:p>0,116629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45" table:style-name="ce5">
            <text:p>145</text:p>
          </table:table-cell>
          <table:table-cell office:value-type="float" office:value="2.2953025446198899E-2" table:formula="of:=[.AC26]*100/[.AC29]" table:style-name="ce1">
            <text:p>0,02295302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Y</text:p>
          </table:table-cell>
          <table:table-cell office:value-type="float" office:value="0.32024920124387263" table:formula="of:=SUM(589+2+2411)*100/[.B31]" table:style-name="ce2">
            <text:p>0,320249201</text:p>
          </table:table-cell>
          <table:table-cell office:value-type="float" office:value="9.0928314654260947E-2" table:formula="of:=129*100/[.C31]" table:style-name="ce2">
            <text:p>0,090928315</text:p>
          </table:table-cell>
          <table:table-cell office:value-type="float" office:value="0" table:style-name="ce7">
            <text:p>0</text:p>
          </table:table-cell>
          <table:table-cell office:value-type="float" office:value="3.2701801763787501E-2" table:formula="of:=62*100/[.E31]" table:style-name="ce2">
            <text:p>0,032701802</text:p>
          </table:table-cell>
          <table:table-cell office:value-type="float" office:value="8.1457863011148088E-2" table:formula="of:=560*100/[.F31]" table:style-name="ce2">
            <text:p>0,08145786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662040653514385E-3" table:formula="of:=1*100/[.I31]" table:style-name="ce2">
            <text:p>0,001662041</text:p>
          </table:table-cell>
          <table:table-cell office:value-type="float" office:value="3.7074722042570018E-3" table:formula="of:=18*100/[.J31]" table:style-name="ce2">
            <text:p>0,003707472</text:p>
          </table:table-cell>
          <table:table-cell office:value-type="float" office:value="0" table:style-name="ce7">
            <text:p>0</text:p>
          </table:table-cell>
          <table:table-cell office:value-type="float" office:value="0.4329004329004329" table:formula="of:=1*100/[.L31]" table:style-name="ce2">
            <text:p>0,432900433</text:p>
          </table:table-cell>
          <table:table-cell office:value-type="float" office:value="9.701485297399032E-4" table:formula="of:=2*100/[.M31]" table:style-name="ce2">
            <text:p>0,000970149</text:p>
          </table:table-cell>
          <table:table-cell office:value-type="float" office:value="0" table:style-name="ce7">
            <text:p>0</text:p>
          </table:table-cell>
          <table:table-cell office:value-type="float" office:value="0.11894707207207207" table:formula="of:=338*100/[.O31]" table:style-name="ce2">
            <text:p>0,118947072</text:p>
          </table:table-cell>
          <table:table-cell office:value-type="float" office:value="0" table:style-name="ce7">
            <text:p>0</text:p>
          </table:table-cell>
          <table:table-cell office:value-type="float" office:value="0.41834708646921548" table:formula="of:=1418*100/[.Q31]" table:style-name="ce2">
            <text:p>0,418347086</text:p>
          </table:table-cell>
          <table:table-cell office:value-type="float" office:value="1.524215981404565E-3" table:formula="of:=2*100/[.R31]" table:style-name="ce2">
            <text:p>0,001524216</text:p>
          </table:table-cell>
          <table:table-cell office:value-type="float" office:value="0" table:style-name="ce7">
            <text:p>0</text:p>
          </table:table-cell>
          <table:table-cell office:value-type="float" office:value="1.0631342260117051E-3" table:formula="of:=6*100/[.T31]" table:style-name="ce2">
            <text:p>0,001063134</text:p>
          </table:table-cell>
          <table:table-cell office:value-type="float" office:value="5.7004124214047054E-2" table:formula="of:=166*100/[.U31]" table:style-name="ce2">
            <text:p>0,057004124</text:p>
          </table:table-cell>
          <table:table-cell office:value-type="float" office:value="6.2718731576372601E-4" table:formula="of:=1*100/[.V31]" table:style-name="ce2">
            <text:p>0,000627187</text:p>
          </table:table-cell>
          <table:table-cell office:value-type="float" office:value="1.1140538439109728" table:formula="of:=1834*100/[.W31]" table:style-name="ce2">
            <text:p>1,11405384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1276499774470004E-2" table:formula="of:=1*100/[.Z31]" table:style-name="ce2">
            <text:p>0,01127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29" table:style-name="ce5">
            <text:p>729</text:p>
          </table:table-cell>
          <table:table-cell office:value-type="float" office:value="0.11539831413985516" table:formula="of:=[.AC27]*100/[.AC29]" table:style-name="ce1">
            <text:p>0,11539831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Z</text:p>
          </table:table-cell>
          <table:table-cell office:value-type="float" office:value="0.80030296726566708" table:formula="of:=SUM(2+1543+3+5954)*100/[.B31]" table:style-name="ce2">
            <text:p>0,800302967</text:p>
          </table:table-cell>
          <table:table-cell office:value-type="float" office:value="0" table:style-name="ce7">
            <text:p>0</text:p>
          </table:table-cell>
          <table:table-cell office:value-type="float" office:value="7.4837695747347944E-4" table:formula="of:=2*100/[.D31]" table:style-name="ce2">
            <text:p>0,000748377</text:p>
          </table:table-cell>
          <table:table-cell office:value-type="float" office:value="1.0548968310899194E-3" table:formula="of:=2*100/[.E31]" table:style-name="ce2">
            <text:p>0,001054897</text:p>
          </table:table-cell>
          <table:table-cell office:value-type="float" office:value="0.7047559755160937" table:formula="of:=4845*100/[.F31]" table:style-name="ce2">
            <text:p>0,704755976</text:p>
          </table:table-cell>
          <table:table-cell office:value-type="float" office:value="0" table:style-name="ce7">
            <text:p>0</text:p>
          </table:table-cell>
          <table:table-cell office:value-type="float" office:value="6.4437519038357899E-2" table:formula="of:=55*100/[.H31]" table:style-name="ce2">
            <text:p>0,064437519</text:p>
          </table:table-cell>
          <table:table-cell office:value-type="float" office:value="0" table:style-name="ce7">
            <text:p>0</text:p>
          </table:table-cell>
          <table:table-cell office:value-type="float" office:value="6.2448249867148915" table:formula="of:=30319*100/[.J31]" table:style-name="ce2">
            <text:p>6,244824987</text:p>
          </table:table-cell>
          <table:table-cell office:value-type="float" office:value="2.6191723415400735E-3" table:formula="of:=1*100/[.K31]" table:style-name="ce2">
            <text:p>0,002619172</text:p>
          </table:table-cell>
          <table:table-cell office:value-type="float" office:value="0" table:style-name="ce7">
            <text:p>0</text:p>
          </table:table-cell>
          <table:table-cell office:value-type="float" office:value="0.40164149131231991" table:formula="of:=828*100/[.M31]" table:style-name="ce2">
            <text:p>0,401641491</text:p>
          </table:table-cell>
          <table:table-cell office:value-type="float" office:value="0" table:style-name="ce7">
            <text:p>0</text:p>
          </table:table-cell>
          <table:table-cell office:value-type="float" office:value="1.1366835585585586" table:formula="of:=3230*100/[.O31]" table:style-name="ce2">
            <text:p>1,136683559</text:p>
          </table:table-cell>
          <table:table-cell office:value-type="float" office:value="0" table:style-name="ce7">
            <text:p>0</text:p>
          </table:table-cell>
          <table:table-cell office:value-type="float" office:value="0.75084156210448061" table:formula="of:=2545*100/[.Q31]" table:style-name="ce2">
            <text:p>0,75084156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17612590344260581" table:formula="of:=994*100/[.T31]" table:style-name="ce2">
            <text:p>0,176125903</text:p>
          </table:table-cell>
          <table:table-cell office:value-type="float" office:value="7.2113651114155908E-2" table:formula="of:=210*100/[.U31]" table:style-name="ce2">
            <text:p>0,072113651</text:p>
          </table:table-cell>
          <table:table-cell office:value-type="float" office:value="8.7806224206921635E-3" table:formula="of:=14*100/[.V31]" table:style-name="ce2">
            <text:p>0,008780622</text:p>
          </table:table-cell>
          <table:table-cell office:value-type="float" office:value="1.4463261735834387" table:formula="of:=2381*100/[.W31]" table:style-name="ce2">
            <text:p>1,44632617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.2937803264225849E-2" table:formula="of:=13*100/[.AB31]" table:style-name="ce2">
            <text:p>0,022937803</text:p>
          </table:table-cell>
          <table:table-cell office:value-type="float" office:value="4529" table:style-name="ce5">
            <text:p>4529</text:p>
          </table:table-cell>
          <table:table-cell office:value-type="float" office:value="0.71692587755748149" table:formula="of:=[.AC28]*100/[.AC29]" table:style-name="ce1">
            <text:p>0,716925878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“$1”</text:p>
          </table:table-cell>
          <table:table-cell office:value-type="float" office:value="556165" table:style-name="ce1">
            <text:p>556165</text:p>
          </table:table-cell>
          <table:table-cell office:value-type="float" office:value="134162" table:formula="of:=134162" table:style-name="ce1">
            <text:p>134162</text:p>
          </table:table-cell>
          <table:table-cell office:value-type="float" office:value="236202" table:style-name="ce1">
            <text:p>236202</text:p>
          </table:table-cell>
          <table:table-cell office:value-type="float" office:value="175045" table:style-name="ce1">
            <text:p>175045</text:p>
          </table:table-cell>
          <table:table-cell office:value-type="float" office:value="487055" table:style-name="ce1">
            <text:p>487055</text:p>
          </table:table-cell>
          <table:table-cell office:value-type="float" office:value="54956" table:style-name="ce1">
            <text:p>54956</text:p>
          </table:table-cell>
          <table:table-cell office:value-type="float" office:value="84045" table:style-name="ce1">
            <text:p>84045</text:p>
          </table:table-cell>
          <table:table-cell office:value-type="float" office:value="57527" table:style-name="ce1">
            <text:p>57527</text:p>
          </table:table-cell>
          <table:table-cell office:value-type="float" office:value="355868" table:style-name="ce1">
            <text:p>355868</text:p>
          </table:table-cell>
          <table:table-cell office:value-type="float" office:value="37963" table:style-name="ce1">
            <text:p>37963</text:p>
          </table:table-cell>
          <table:table-cell office:value-type="float" office:value="240" table:formula="of:=240" table:style-name="ce1">
            <text:p>240</text:p>
          </table:table-cell>
          <table:table-cell office:value-type="float" office:value="192495" table:style-name="ce1">
            <text:p>192495</text:p>
          </table:table-cell>
          <table:table-cell office:value-type="float" office:value="207138" table:style-name="ce1">
            <text:p>207138</text:p>
          </table:table-cell>
          <table:table-cell office:value-type="float" office:value="311777" table:style-name="ce1">
            <text:p>311777</text:p>
          </table:table-cell>
          <table:table-cell office:value-type="float" office:value="14618" table:style-name="ce1">
            <text:p>14618</text:p>
          </table:table-cell>
          <table:table-cell office:value-type="float" office:value="329414" table:style-name="ce1">
            <text:p>329414</text:p>
          </table:table-cell>
          <table:table-cell office:value-type="float" office:value="125551" table:style-name="ce1">
            <text:p>125551</text:p>
          </table:table-cell>
          <table:table-cell office:value-type="float" office:value="23843" table:style-name="ce1">
            <text:p>23843</text:p>
          </table:table-cell>
          <table:table-cell office:value-type="float" office:value="443121" table:style-name="ce1">
            <text:p>443121</text:p>
          </table:table-cell>
          <table:table-cell office:value-type="float" office:value="413494" table:style-name="ce1">
            <text:p>413494</text:p>
          </table:table-cell>
          <table:table-cell office:value-type="float" office:value="224877" table:style-name="ce1">
            <text:p>224877</text:p>
          </table:table-cell>
          <table:table-cell office:value-type="float" office:value="155853" table:style-name="ce1">
            <text:p>155853</text:p>
          </table:table-cell>
          <table:table-cell office:value-type="float" office:value="46064" table:style-name="ce1">
            <text:p>46064</text:p>
          </table:table-cell>
          <table:table-cell office:value-type="float" office:value="47" table:style-name="ce1">
            <text:p>47</text:p>
          </table:table-cell>
          <table:table-cell office:value-type="float" office:value="8933" table:style-name="ce1">
            <text:p>8933</text:p>
          </table:table-cell>
          <table:table-cell office:value-type="float" office:value="8257" table:style-name="ce1">
            <text:p>8257</text:p>
          </table:table-cell>
          <table:table-cell office:value-type="float" office:value="56823" table:style-name="ce1">
            <text:p>56823</text:p>
          </table:table-cell>
          <table:table-cell office:value-type="float" office:value="631725" table:formula="of:=SUM([.AC2:.AC28])" table:style-name="ce2">
            <text:p>631725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suma</text:p>
          </table:table-cell>
          <table:table-cell office:value-type="float" office:value="99.999999999999986" table:formula="of:=SUM([.B2:.B28])" table:style-name="ce1">
            <text:p>100</text:p>
          </table:table-cell>
          <table:table-cell office:value-type="float" office:value="99.999999999999986" table:formula="of:=SUM([.C2:.C28])" table:style-name="ce1">
            <text:p>100</text:p>
          </table:table-cell>
          <table:table-cell office:value-type="float" office:value="99.999999999999986" table:formula="of:=SUM([.D2:.D28])" table:style-name="ce1">
            <text:p>100</text:p>
          </table:table-cell>
          <table:table-cell office:value-type="float" office:value="100.00000000000001" table:formula="of:=SUM([.E2:.E28])" table:style-name="ce1">
            <text:p>100</text:p>
          </table:table-cell>
          <table:table-cell office:value-type="float" office:value="100.00000000000001" table:formula="of:=SUM([.F2:.F28])" table:style-name="ce1">
            <text:p>100</text:p>
          </table:table-cell>
          <table:table-cell office:value-type="float" office:value="100" table:formula="of:=SUM([.G2:.G28])" table:style-name="ce1">
            <text:p>100</text:p>
          </table:table-cell>
          <table:table-cell office:value-type="float" office:value="100.00000000000001" table:formula="of:=SUM([.H2:.H28])" table:style-name="ce1">
            <text:p>100</text:p>
          </table:table-cell>
          <table:table-cell office:value-type="float" office:value="100" table:formula="of:=SUM([.I2:.I28])" table:style-name="ce1">
            <text:p>100</text:p>
          </table:table-cell>
          <table:table-cell office:value-type="float" office:value="100" table:formula="of:=SUM([.J2:.J28])" table:style-name="ce1">
            <text:p>100</text:p>
          </table:table-cell>
          <table:table-cell office:value-type="float" office:value="99.999999999999986" table:formula="of:=SUM([.K2:.K28])" table:style-name="ce1">
            <text:p>100</text:p>
          </table:table-cell>
          <table:table-cell office:value-type="float" office:value="100.00000000000001" table:formula="of:=SUM([.L2:.L28])" table:style-name="ce1">
            <text:p>100</text:p>
          </table:table-cell>
          <table:table-cell office:value-type="float" office:value="100.00000000000001" table:formula="of:=SUM([.M2:.M28])" table:style-name="ce1">
            <text:p>100</text:p>
          </table:table-cell>
          <table:table-cell office:value-type="float" office:value="99.999999999999986" table:formula="of:=SUM([.N2:.N28])" table:style-name="ce1">
            <text:p>100</text:p>
          </table:table-cell>
          <table:table-cell office:value-type="float" office:value="100.00000000000001" table:formula="of:=SUM([.O2:.O28])" table:style-name="ce1">
            <text:p>100</text:p>
          </table:table-cell>
          <table:table-cell office:value-type="float" office:value="100" table:formula="of:=SUM([.P2:.P28])" table:style-name="ce1">
            <text:p>100</text:p>
          </table:table-cell>
          <table:table-cell office:value-type="float" office:value="100.00000000000001" table:formula="of:=SUM([.Q2:.Q28])" table:style-name="ce1">
            <text:p>100</text:p>
          </table:table-cell>
          <table:table-cell office:value-type="float" office:value="99.999999999999972" table:formula="of:=SUM([.R2:.R28])" table:style-name="ce1">
            <text:p>100</text:p>
          </table:table-cell>
          <table:table-cell office:value-type="float" office:value="100" table:formula="of:=SUM([.S2:.S28])" table:style-name="ce1">
            <text:p>100</text:p>
          </table:table-cell>
          <table:table-cell office:value-type="float" office:value="100" table:formula="of:=SUM([.T2:.T28])" table:style-name="ce1">
            <text:p>100</text:p>
          </table:table-cell>
          <table:table-cell office:value-type="float" office:value="99.999999999999972" table:formula="of:=SUM([.U2:.U28])" table:style-name="ce1">
            <text:p>100</text:p>
          </table:table-cell>
          <table:table-cell office:value-type="float" office:value="100" table:formula="of:=SUM([.V2:.V28])" table:style-name="ce1">
            <text:p>100</text:p>
          </table:table-cell>
          <table:table-cell office:value-type="float" office:value="100" table:formula="of:=SUM([.W2:.W28])" table:style-name="ce1">
            <text:p>100</text:p>
          </table:table-cell>
          <table:table-cell office:value-type="float" office:value="99.999999999999986" table:formula="of:=SUM([.X2:.X28])" table:style-name="ce1">
            <text:p>100</text:p>
          </table:table-cell>
          <table:table-cell office:value-type="float" office:value="100" table:formula="of:=SUM([.Y2:.Y28])" table:style-name="ce1">
            <text:p>100</text:p>
          </table:table-cell>
          <table:table-cell office:value-type="float" office:value="99.999999999999986" table:formula="of:=SUM([.Z2:.Z28])" table:style-name="ce1">
            <text:p>100</text:p>
          </table:table-cell>
          <table:table-cell office:value-type="float" office:value="100.00000000000001" table:formula="of:=SUM([.AA2:.AA28])" table:style-name="ce1">
            <text:p>100</text:p>
          </table:table-cell>
          <table:table-cell office:value-type="float" office:value="99.999999999999972" table:formula="of:=SUM([.AB2:.AB28])" table:style-name="ce1">
            <text:p>100</text:p>
          </table:table-cell>
          <table:table-cell table:number-columns-repeated="16356" table:style-name="ce1"/>
        </table:table-row>
        <table:table-row table:style-name="ro2">
          <table:table-cell table:style-name="ce1"/>
          <table:table-cell office:value-type="float" office:value="937395" table:style-name="ce1">
            <text:p>937395</text:p>
          </table:table-cell>
          <table:table-cell office:value-type="float" office:value="141870" table:style-name="ce1">
            <text:p>141870</text:p>
          </table:table-cell>
          <table:table-cell office:value-type="float" office:value="267245" table:style-name="ce1">
            <text:p>267245</text:p>
          </table:table-cell>
          <table:table-cell office:value-type="float" office:value="189592" table:style-name="ce1">
            <text:p>189592</text:p>
          </table:table-cell>
          <table:table-cell office:value-type="float" office:value="687472" table:style-name="ce1">
            <text:p>687472</text:p>
          </table:table-cell>
          <table:table-cell office:value-type="float" office:value="55851" table:style-name="ce1">
            <text:p>55851</text:p>
          </table:table-cell>
          <table:table-cell office:value-type="float" office:value="85354" table:style-name="ce1">
            <text:p>85354</text:p>
          </table:table-cell>
          <table:table-cell office:value-type="float" office:value="60167" table:style-name="ce1">
            <text:p>60167</text:p>
          </table:table-cell>
          <table:table-cell office:value-type="float" office:value="485506" table:style-name="ce1">
            <text:p>485506</text:p>
          </table:table-cell>
          <table:table-cell office:value-type="float" office:value="38180" table:style-name="ce1">
            <text:p>38180</text:p>
          </table:table-cell>
          <table:table-cell office:value-type="float" office:value="231" table:style-name="ce1">
            <text:p>231</text:p>
          </table:table-cell>
          <table:table-cell office:value-type="float" office:value="206154" table:style-name="ce1">
            <text:p>206154</text:p>
          </table:table-cell>
          <table:table-cell office:value-type="float" office:value="207253" table:style-name="ce1">
            <text:p>207253</text:p>
          </table:table-cell>
          <table:table-cell office:value-type="float" office:value="284160" table:style-name="ce1">
            <text:p>284160</text:p>
          </table:table-cell>
          <table:table-cell office:value-type="float" office:value="14678" table:style-name="ce1">
            <text:p>14678</text:p>
          </table:table-cell>
          <table:table-cell office:value-type="float" office:value="338953" table:style-name="ce1">
            <text:p>338953</text:p>
          </table:table-cell>
          <table:table-cell office:value-type="float" office:value="131215" table:style-name="ce1">
            <text:p>131215</text:p>
          </table:table-cell>
          <table:table-cell office:value-type="float" office:value="23842" table:style-name="ce1">
            <text:p>23842</text:p>
          </table:table-cell>
          <table:table-cell office:value-type="float" office:value="564369" table:style-name="ce1">
            <text:p>564369</text:p>
          </table:table-cell>
          <table:table-cell office:value-type="float" office:value="291207" table:style-name="ce1">
            <text:p>291207</text:p>
          </table:table-cell>
          <table:table-cell office:value-type="float" office:value="159442" table:style-name="ce1">
            <text:p>159442</text:p>
          </table:table-cell>
          <table:table-cell office:value-type="float" office:value="164624" table:style-name="ce1">
            <text:p>164624</text:p>
          </table:table-cell>
          <table:table-cell office:value-type="float" office:value="46901" table:style-name="ce1">
            <text:p>46901</text:p>
          </table:table-cell>
          <table:table-cell office:value-type="float" office:value="46" table:style-name="ce1">
            <text:p>46</text:p>
          </table:table-cell>
          <table:table-cell office:value-type="float" office:value="8868" table:style-name="ce1">
            <text:p>8868</text:p>
          </table:table-cell>
          <table:table-cell office:value-type="float" office:value="8099" table:style-name="ce1">
            <text:p>8099</text:p>
          </table:table-cell>
          <table:table-cell office:value-type="float" office:value="56675" table:style-name="ce1">
            <text:p>56675</text:p>
          </table:table-cell>
          <table:table-cell table:number-columns-repeated="1635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4.2775394325764732E-3" table:formula="of:=[.B33]*100/[.B56]" table:style-name="ce1">
            <text:p>0,004277539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06" table:style-name="ce1">
            <text:p>106</text:p>
          </table:table-cell>
          <table:table-cell office:value-type="float" office:value="1.679330295752245E-2" table:formula="of:=[.B34]*100/[.B56]" table:style-name="ce1">
            <text:p>0,016793303</text:p>
          </table:table-cell>
          <table:table-cell table:number-columns-repeated="1638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613" table:style-name="ce1">
            <text:p>613</text:p>
          </table:table-cell>
          <table:table-cell office:value-type="float" office:value="9.7115987858125113E-2" table:formula="of:=[.B35]*100/[.B56]" table:style-name="ce1">
            <text:p>0,097115988</text:p>
          </table:table-cell>
          <table:table-cell table:number-columns-repeated="1638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947" table:style-name="ce1">
            <text:p>3947</text:p>
          </table:table-cell>
          <table:table-cell office:value-type="float" office:value="0.62531289408812363" table:formula="of:=[.B36]*100/[.B56]" table:style-name="ce1">
            <text:p>0,625312894</text:p>
          </table:table-cell>
          <table:table-cell table:number-columns-repeated="1638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2628" table:style-name="ce1">
            <text:p>12628</text:p>
          </table:table-cell>
          <table:table-cell office:value-type="float" office:value="2.0006210353546554" table:formula="of:=[.B37]*100/[.B56]" table:style-name="ce1">
            <text:p>2,000621035</text:p>
          </table:table-cell>
          <table:table-cell table:number-columns-repeated="1638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7331" table:style-name="ce1">
            <text:p>27331</text:p>
          </table:table-cell>
          <table:table-cell office:value-type="float" office:value="4.3299788974721327" table:formula="of:=[.B38]*100/[.B56]" table:style-name="ce1">
            <text:p>4,329978897</text:p>
          </table:table-cell>
          <table:table-cell table:number-columns-repeated="1638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49013" table:style-name="ce1">
            <text:p>49013</text:p>
          </table:table-cell>
          <table:table-cell office:value-type="float" office:value="7.7650014892174317" table:formula="of:=[.B39]*100/[.B56]" table:style-name="ce1">
            <text:p>7,765001489</text:p>
          </table:table-cell>
          <table:table-cell table:number-columns-repeated="1638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72796" table:style-name="ce1">
            <text:p>72796</text:p>
          </table:table-cell>
          <table:table-cell office:value-type="float" office:value="11.532880019771738" table:formula="of:=[.B40]*100/[.B56]" table:style-name="ce1">
            <text:p>11,53288002</text:p>
          </table:table-cell>
          <table:table-cell table:number-columns-repeated="1638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1342" table:style-name="ce1">
            <text:p>91342</text:p>
          </table:table-cell>
          <table:table-cell office:value-type="float" office:value="14.4710743277926" table:formula="of:=[.B41]*100/[.B56]" table:style-name="ce1">
            <text:p>14,47107433</text:p>
          </table:table-cell>
          <table:table-cell table:number-columns-repeated="1638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99451" table:style-name="ce1">
            <text:p>99451</text:p>
          </table:table-cell>
          <table:table-cell office:value-type="float" office:value="15.755762004043067" table:formula="of:=[.B42]*100/[.B56]" table:style-name="ce1">
            <text:p>15,755762</text:p>
          </table:table-cell>
          <table:table-cell table:number-columns-repeated="1638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92361" table:style-name="ce1">
            <text:p>92361</text:p>
          </table:table-cell>
          <table:table-cell office:value-type="float" office:value="14.632511834525763" table:formula="of:=[.B43]*100/[.B56]" table:style-name="ce1">
            <text:p>14,63251183</text:p>
          </table:table-cell>
          <table:table-cell table:number-columns-repeated="1638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73421" table:style-name="ce1">
            <text:p>73421</text:p>
          </table:table-cell>
          <table:table-cell office:value-type="float" office:value="11.631897136266563" table:formula="of:=[.B44]*100/[.B56]" table:style-name="ce1">
            <text:p>11,63189714</text:p>
          </table:table-cell>
          <table:table-cell table:number-columns-repeated="1638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51287" table:style-name="ce1">
            <text:p>51287</text:p>
          </table:table-cell>
          <table:table-cell office:value-type="float" office:value="8.125265365872206" table:formula="of:=[.B45]*100/[.B56]" table:style-name="ce1">
            <text:p>8,125265366</text:p>
          </table:table-cell>
          <table:table-cell table:number-columns-repeated="1638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0047" table:style-name="ce1">
            <text:p>30047</text:p>
          </table:table-cell>
          <table:table-cell office:value-type="float" office:value="4.7602676789120473" table:formula="of:=[.B46]*100/[.B56]" table:style-name="ce1">
            <text:p>4,760267679</text:p>
          </table:table-cell>
          <table:table-cell table:number-columns-repeated="1638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5449" table:style-name="ce1">
            <text:p>15449</text:p>
          </table:table-cell>
          <table:table-cell office:value-type="float" office:value="2.4475446923657009" table:formula="of:=[.B47]*100/[.B56]" table:style-name="ce1">
            <text:p>2,447544692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7013" table:style-name="ce1">
            <text:p>7013</text:p>
          </table:table-cell>
          <table:table-cell office:value-type="float" office:value="1.1110512607651408" table:formula="of:=[.B48]*100/[.B56]" table:style-name="ce1">
            <text:p>1,111051261</text:p>
          </table:table-cell>
          <table:table-cell table:number-columns-repeated="1638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673" table:style-name="ce1">
            <text:p>2673</text:p>
          </table:table-cell>
          <table:table-cell office:value-type="float" office:value="0.42347640382507079" table:formula="of:=[.B49]*100/[.B56]" table:style-name="ce1">
            <text:p>0,423476404</text:p>
          </table:table-cell>
          <table:table-cell table:number-columns-repeated="1638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078" table:style-name="ce1">
            <text:p>1078</text:p>
          </table:table-cell>
          <table:table-cell office:value-type="float" office:value="0.17078472253027546" table:formula="of:=[.B50]*100/[.B56]" table:style-name="ce1">
            <text:p>0,170784723</text:p>
          </table:table-cell>
          <table:table-cell table:number-columns-repeated="1638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09" table:style-name="ce1">
            <text:p>409</text:p>
          </table:table-cell>
          <table:table-cell office:value-type="float" office:value="6.479680103421398E-2" table:formula="of:=[.B51]*100/[.B56]" table:style-name="ce1">
            <text:p>0,064796801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40" table:style-name="ce1">
            <text:p>140</text:p>
          </table:table-cell>
          <table:table-cell office:value-type="float" office:value="2.2179834094840971E-2" table:formula="of:=[.B52]*100/[.B56]" table:style-name="ce1">
            <text:p>0,022179834</text:p>
          </table:table-cell>
          <table:table-cell table:number-columns-repeated="1638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8.7135062515446664E-3" table:formula="of:=[.B53]*100/[.B56]" table:style-name="ce1">
            <text:p>0,008713506</text:p>
          </table:table-cell>
          <table:table-cell table:number-columns-repeated="1638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.3764107958758182E-3" table:formula="of:=[.B54]*100/[.B56]" table:style-name="ce1">
            <text:p>0,002376411</text:p>
          </table:table-cell>
          <table:table-cell table:number-columns-repeated="1638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3.1685477278344242E-4" table:formula="of:=[.B55]*100/[.B56]" table:style-name="ce1">
            <text:p>0,000316855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631204" table:formula="of:=SUM([.B33:.B55])" table:style-name="ce1">
            <text:p>631204</text:p>
          </table:table-cell>
          <table:table-cell office:value-type="float" office:value="99.999999999999972" table:formula="of:=SUM([.C33:.C55])" table:style-name="ce1">
            <text:p>100</text:p>
          </table:table-cell>
          <table:table-cell table:number-columns-repeated="16381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Lucía Blanco</meta:initial-creator>
    <dc:creator>Lucía Blanco</dc:creator>
    <meta:creation-date>2018-05-31T10:01:26Z</meta:creation-date>
    <dc:date>2018-06-03T18:47:56Z</dc:date>
    <meta:editing-cycles>6</meta:editing-cycles>
    <meta:editing-duration>PT1620S</meta:editing-duration>
  </office:meta>
</office:document-meta>
</file>